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413cm" svg:height="0.645cm" svg:x="2.54cm" svg:y="2.159cm">
          <draw:text-box>
            <text:p><text:span text:style-name="T1">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159cm" svg:height="0.645cm" svg:x="6.858cm" svg:y="2.159cm">
          <draw:text-box>
            <text:p><text:span text:style-name="T1">slapstick</text:span></text:p>
          </draw:text-box>
        </draw:frame>
        <draw:frame draw:style-name="gr1" draw:text-style-name="P1" xml:id="id5" draw:id="id5" draw:layer="layout" svg:width="2.159cm" svg:height="0.645cm" svg:x="6.858cm" svg:y="2.965cm">
          <draw:text-box>
            <text:p><text:span text:style-name="T1">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2.921cm" svg:height="0.645cm" svg:x="6.858cm" svg:y="6.229cm">
          <draw:text-box>
            <text:p><text:span text:style-name="T1">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2.921cm" svg:height="0.645cm" svg:x="6.858cm" svg:y="7.045cm">
          <draw:text-box>
            <text:p><text:span text:style-name="T1">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3" draw:id="id13" draw:layer="layout" svg:width="2.286cm" svg:height="0.645cm" svg:x="12.027cm" svg:y="3.038cm">
          <draw:text-box>
            <text:p><text:span text:style-name="T1">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connector draw:style-name="gr4" draw:text-style-name="P2" draw:layer="layout" svg:x1="11.519cm" svg:y1="1.905cm" svg:x2="12.027cm" svg:y2="3.36cm" draw:start-shape="id11" draw:start-glue-point="2" draw:end-shape="id13" draw:end-glue-point="3" svg:d="m11519 1905v1455h508" svg:viewBox="0 0 509 1456">
          <text:p/>
        </draw:connector>
        <draw:frame draw:style-name="gr1" draw:text-style-name="P1" xml:id="id14" draw:id="id14" draw:layer="layout" svg:width="2.921cm" svg:height="0.645cm" svg:x="12.027cm" svg:y="3.937cm">
          <draw:text-box>
            <text:p><text:span text:style-name="T1">motion-capture</text:span></text:p>
          </draw:text-box>
        </draw:frame>
        <draw:connector draw:style-name="gr4" draw:text-style-name="P2" draw:layer="layout" svg:x1="11.519cm" svg:y1="1.905cm" svg:x2="12.027cm" svg:y2="4.259cm" draw:start-shape="id11" draw:start-glue-point="2" draw:end-shape="id14" draw:end-glue-point="3" svg:d="m11519 1905v2354h508" svg:viewBox="0 0 509 2355">
          <text:p/>
        </draw:connector>
        <draw:frame draw:style-name="gr1" draw:text-style-name="P1" draw:layer="layout" svg:width="2.032cm" svg:height="0.645cm" svg:x="1.143cm" svg:y="6.7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7.6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8.5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9.3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0.2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1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0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2.9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3.833cm">
          <draw:text-box>
            <text:p><text:span text:style-name="T1">16 western</text:span></text:p>
          </draw:text-box>
        </draw:frame>
        <draw:frame draw:style-name="gr1" draw:text-style-name="P1" xml:id="id15" draw:id="id15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6" draw:id="id16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8" draw:id="id18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7" draw:id="id17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9" draw:id="id19" draw:layer="layout" svg:width="2.286cm" svg:height="0.645cm" svg:x="18.415cm" svg:y="4.445cm">
          <draw:text-box>
            <text:p><text:span text:style-name="T1">korean-war</text:span></text:p>
          </draw:text-box>
        </draw:frame>
        <draw:frame draw:style-name="gr1" draw:text-style-name="P1" xml:id="id20" draw:id="id20" draw:layer="layout" svg:width="1.905cm" svg:height="0.645cm" svg:x="18.415cm" svg:y="5.324cm">
          <draw:text-box>
            <text:p><text:span text:style-name="T1">civil-war</text:span></text:p>
          </draw:text-box>
        </draw:frame>
        <draw:frame draw:style-name="gr1" draw:text-style-name="P1" xml:id="id21" draw:id="id21" draw:layer="layout" svg:width="3.302cm" svg:height="0.645cm" svg:x="18.415cm" svg:y="6.086cm">
          <draw:text-box>
            <text:p><text:span text:style-name="T1">revolutionary-war</text:span></text:p>
          </draw:text-box>
        </draw:frame>
        <draw:frame draw:style-name="gr1" draw:text-style-name="P1" xml:id="id22" draw:id="id22" draw:layer="layout" svg:width="2.159cm" svg:height="0.645cm" svg:x="18.415cm" svg:y="6.975cm">
          <draw:text-box>
            <text:p><text:span text:style-name="T1">trojan-war</text:span></text:p>
          </draw:text-box>
        </draw:frame>
        <draw:connector draw:style-name="gr4" draw:text-style-name="P2" draw:layer="layout" svg:x1="17.843cm" svg:y1="1.905cm" svg:x2="18.415cm" svg:y2="2.481cm" draw:start-shape="id15" draw:start-glue-point="2" draw:end-shape="id16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5" draw:start-glue-point="2" draw:end-shape="id17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5" draw:start-glue-point="2" draw:end-shape="id18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5" draw:start-glue-point="2" draw:end-shape="id19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5" draw:start-glue-point="2" draw:end-shape="id20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5" draw:start-glue-point="2" draw:end-shape="id21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5" draw:start-glue-point="2" draw:end-shape="id22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4.7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5.611cm">
          <draw:text-box>
            <text:p><text:span text:style-name="T1">19 family-film</text:span></text:p>
          </draw:text-box>
        </draw:frame>
        <draw:frame draw:style-name="gr1" draw:text-style-name="P1" xml:id="id23" draw:id="id23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4" draw:id="id24" draw:layer="layout" svg:width="2.159cm" svg:height="0.645cm" svg:x="24.076cm" svg:y="2.159cm">
          <draw:text-box>
            <text:p><text:span text:style-name="T1">baseball</text:span></text:p>
          </draw:text-box>
        </draw:frame>
        <draw:frame draw:style-name="gr1" draw:text-style-name="P1" xml:id="id25" draw:id="id25" draw:layer="layout" svg:width="2.159cm" svg:height="0.645cm" svg:x="24.076cm" svg:y="2.911cm">
          <draw:text-box>
            <text:p><text:span text:style-name="T1">football</text:span></text:p>
          </draw:text-box>
        </draw:frame>
        <draw:frame draw:style-name="gr1" draw:text-style-name="P1" xml:id="id26" draw:id="id26" draw:layer="layout" svg:width="2.159cm" svg:height="0.645cm" svg:x="24.076cm" svg:y="3.673cm">
          <draw:text-box>
            <text:p><text:span text:style-name="T1">hockey</text:span></text:p>
          </draw:text-box>
        </draw:frame>
        <draw:frame draw:style-name="gr1" draw:text-style-name="P1" xml:id="id27" draw:id="id27" draw:layer="layout" svg:width="2.159cm" svg:height="0.645cm" svg:x="24.076cm" svg:y="4.435cm">
          <draw:text-box>
            <text:p><text:span text:style-name="T1">basketball</text:span></text:p>
          </draw:text-box>
        </draw:frame>
        <draw:frame draw:style-name="gr1" draw:text-style-name="P1" xml:id="id28" draw:id="id28" draw:layer="layout" svg:width="2.159cm" svg:height="0.645cm" svg:x="24.076cm" svg:y="5.207cm">
          <draw:text-box>
            <text:p><text:span text:style-name="T1">cycling</text:span></text:p>
          </draw:text-box>
        </draw:frame>
        <draw:frame draw:style-name="gr1" draw:text-style-name="P1" xml:id="id29" draw:id="id29" draw:layer="layout" svg:width="2.159cm" svg:height="0.645cm" svg:x="24.076cm" svg:y="5.959cm">
          <draw:text-box>
            <text:p><text:span text:style-name="T1">pool</text:span></text:p>
          </draw:text-box>
        </draw:frame>
        <draw:frame draw:style-name="gr1" draw:text-style-name="P1" xml:id="id30" draw:id="id30" draw:layer="layout" svg:width="2.159cm" svg:height="0.645cm" svg:x="24.076cm" svg:y="6.721cm">
          <draw:text-box>
            <text:p><text:span text:style-name="T1">rugby</text:span></text:p>
          </draw:text-box>
        </draw:frame>
        <draw:frame draw:style-name="gr1" draw:text-style-name="P1" xml:id="id31" draw:id="id31" draw:layer="layout" svg:width="2.159cm" svg:height="0.645cm" svg:x="24.076cm" svg:y="7.483cm">
          <draw:text-box>
            <text:p><text:span text:style-name="T1">soccer</text:span></text:p>
          </draw:text-box>
        </draw:frame>
        <draw:frame draw:style-name="gr1" draw:text-style-name="P1" xml:id="id32" draw:id="id32" draw:layer="layout" svg:width="2.54cm" svg:height="0.645cm" svg:x="24.076cm" svg:y="8.255cm">
          <draw:text-box>
            <text:p><text:span text:style-name="T1">horse-racing</text:span></text:p>
          </draw:text-box>
        </draw:frame>
        <draw:frame draw:style-name="gr1" draw:text-style-name="P1" xml:id="id33" draw:id="id33" draw:layer="layout" svg:width="2.286cm" svg:height="0.645cm" svg:x="24.076cm" svg:y="9.017cm">
          <draw:text-box>
            <text:p><text:span text:style-name="T1">auto-racing</text:span></text:p>
          </draw:text-box>
        </draw:frame>
        <draw:connector draw:style-name="gr4" draw:text-style-name="P2" draw:layer="layout" svg:x1="23.504cm" svg:y1="1.905cm" svg:x2="24.076cm" svg:y2="2.481cm" draw:start-shape="id23" draw:start-glue-point="2" draw:end-shape="id24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3" draw:start-glue-point="2" draw:end-shape="id25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3" draw:start-glue-point="2" draw:end-shape="id26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3" draw:start-glue-point="2" draw:end-shape="id27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3" draw:start-glue-point="2" draw:end-shape="id28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3" draw:start-glue-point="2" draw:end-shape="id29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3" draw:start-glue-point="2" draw:end-shape="id30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3" draw:start-glue-point="2" draw:end-shape="id31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3" draw:start-glue-point="2" draw:end-shape="id32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3" draw:start-glue-point="2" draw:end-shape="id33" draw:end-glue-point="3" svg:d="m23504 1905v7434h572" svg:viewBox="0 0 573 7435">
          <text:p/>
        </draw:connector>
        <draw:frame draw:style-name="gr1" draw:text-style-name="P1" xml:id="id34" draw:id="id34" draw:layer="layout" svg:width="1.651cm" svg:height="0.645cm" svg:x="24.076cm" svg:y="9.779cm">
          <draw:text-box>
            <text:p><text:span text:style-name="T1">boxing</text:span></text:p>
          </draw:text-box>
        </draw:frame>
        <draw:frame draw:style-name="gr1" draw:text-style-name="P1" xml:id="id35" draw:id="id35" draw:layer="layout" svg:width="2.667cm" svg:height="0.645cm" svg:x="24.076cm" svg:y="10.541cm">
          <draw:text-box>
            <text:p><text:span text:style-name="T1">figure-skating</text:span></text:p>
          </draw:text-box>
        </draw:frame>
        <draw:connector draw:style-name="gr4" draw:text-style-name="P2" draw:layer="layout" svg:x1="23.504cm" svg:y1="1.905cm" svg:x2="24.076cm" svg:y2="10.101cm" draw:start-shape="id23" draw:start-glue-point="2" draw:end-shape="id34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3" draw:start-glue-point="2" draw:end-shape="id35" draw:end-glue-point="3" svg:d="m23504 1905v8958h572" svg:viewBox="0 0 573 8959">
          <text:p/>
        </draw:connector>
        <draw:frame draw:style-name="gr1" draw:text-style-name="P1" xml:id="id36" draw:id="id36" draw:layer="layout" svg:width="1.778cm" svg:height="0.645cm" svg:x="24.076cm" svg:y="11.303cm">
          <draw:text-box>
            <text:p><text:span text:style-name="T1">running</text:span></text:p>
          </draw:text-box>
        </draw:frame>
        <draw:connector draw:style-name="gr4" draw:text-style-name="P2" draw:layer="layout" svg:x1="23.504cm" svg:y1="1.905cm" svg:x2="24.076cm" svg:y2="11.625cm" draw:start-shape="id23" draw:start-glue-point="2" draw:end-shape="id36" draw:end-glue-point="3" svg:d="m23504 1905v9720h572" svg:viewBox="0 0 573 9721">
          <text:p/>
        </draw:connector>
        <draw:frame draw:style-name="gr1" draw:text-style-name="P1" xml:id="id37" draw:id="id37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8" draw:id="id38" draw:layer="layout" svg:width="1.143cm" svg:height="0.645cm" svg:x="28.675cm" svg:y="2.149cm">
          <draw:text-box>
            <text:p><text:span text:style-name="T1">b.c.</text:span></text:p>
          </draw:text-box>
        </draw:frame>
        <draw:frame draw:style-name="gr1" draw:text-style-name="P1" xml:id="id39" draw:id="id39" draw:layer="layout" svg:width="2.286cm" svg:height="0.645cm" svg:x="28.675cm" svg:y="2.921cm">
          <draw:text-box>
            <text:p><text:span text:style-name="T1">1st-century</text:span></text:p>
          </draw:text-box>
        </draw:frame>
        <draw:frame draw:style-name="gr1" draw:text-style-name="P1" xml:id="id41" draw:id="id41" draw:layer="layout" svg:width="2.54cm" svg:height="0.645cm" svg:x="28.675cm" svg:y="4.483cm">
          <draw:text-box>
            <text:p><text:span text:style-name="T1">15th-century</text:span></text:p>
          </draw:text-box>
        </draw:frame>
        <draw:frame draw:style-name="gr1" draw:text-style-name="P1" xml:id="id42" draw:id="id42" draw:layer="layout" svg:width="2.54cm" svg:height="0.645cm" svg:x="28.674cm" svg:y="5.283cm">
          <draw:text-box>
            <text:p><text:span text:style-name="T1">16th-century</text:span></text:p>
          </draw:text-box>
        </draw:frame>
        <draw:frame draw:style-name="gr1" draw:text-style-name="P1" xml:id="id43" draw:id="id43" draw:layer="layout" svg:width="2.54cm" svg:height="0.645cm" svg:x="28.674cm" svg:y="6.083cm">
          <draw:text-box>
            <text:p><text:span text:style-name="T1">17th-century</text:span></text:p>
          </draw:text-box>
        </draw:frame>
        <draw:frame draw:style-name="gr1" draw:text-style-name="P1" xml:id="id44" draw:id="id44" draw:layer="layout" svg:width="2.54cm" svg:height="0.645cm" svg:x="28.674cm" svg:y="6.883cm">
          <draw:text-box>
            <text:p><text:span text:style-name="T1">18th-century</text:span></text:p>
          </draw:text-box>
        </draw:frame>
        <draw:frame draw:style-name="gr1" draw:text-style-name="P1" xml:id="id45" draw:id="id45" draw:layer="layout" svg:width="2.54cm" svg:height="0.645cm" svg:x="28.674cm" svg:y="7.683cm">
          <draw:text-box>
            <text:p><text:span text:style-name="T1">19th-century</text:span></text:p>
          </draw:text-box>
        </draw:frame>
        <draw:frame draw:style-name="gr1" draw:text-style-name="P1" xml:id="id46" draw:id="id46" draw:layer="layout" svg:width="2.54cm" svg:height="0.645cm" svg:x="28.674cm" svg:y="8.483cm">
          <draw:text-box>
            <text:p><text:span text:style-name="T1">20th-century</text:span></text:p>
          </draw:text-box>
        </draw:frame>
        <draw:frame draw:style-name="gr1" draw:text-style-name="P1" xml:id="id40" draw:id="id40" draw:layer="layout" svg:width="1.906cm" svg:height="0.645cm" svg:x="28.674cm" svg:y="3.683cm">
          <draw:text-box>
            <text:p><text:span text:style-name="T1">medieval</text:span></text:p>
          </draw:text-box>
        </draw:frame>
        <draw:frame draw:style-name="gr1" draw:text-style-name="P1" xml:id="id47" draw:id="id47" draw:layer="layout" svg:width="1.731cm" svg:height="0.645cm" svg:x="30.473cm" svg:y="9.283cm">
          <draw:text-box>
            <text:p><text:span text:style-name="T1">1900's</text:span></text:p>
          </draw:text-box>
        </draw:frame>
        <draw:frame draw:style-name="gr1" draw:text-style-name="P1" xml:id="id48" draw:id="id48" draw:layer="layout" svg:width="1.731cm" svg:height="0.645cm" svg:x="30.473cm" svg:y="10.083cm">
          <draw:text-box>
            <text:p><text:span text:style-name="T1">1910's</text:span></text:p>
          </draw:text-box>
        </draw:frame>
        <draw:frame draw:style-name="gr1" draw:text-style-name="P1" xml:id="id49" draw:id="id49" draw:layer="layout" svg:width="1.731cm" svg:height="0.645cm" svg:x="30.473cm" svg:y="10.883cm">
          <draw:text-box>
            <text:p><text:span text:style-name="T1">1920's</text:span></text:p>
          </draw:text-box>
        </draw:frame>
        <draw:frame draw:style-name="gr1" draw:text-style-name="P1" xml:id="id50" draw:id="id50" draw:layer="layout" svg:width="1.731cm" svg:height="0.645cm" svg:x="30.473cm" svg:y="11.683cm">
          <draw:text-box>
            <text:p><text:span text:style-name="T1">1930's</text:span></text:p>
          </draw:text-box>
        </draw:frame>
        <draw:frame draw:style-name="gr1" draw:text-style-name="P1" xml:id="id51" draw:id="id51" draw:layer="layout" svg:width="1.731cm" svg:height="0.645cm" svg:x="30.473cm" svg:y="12.483cm">
          <draw:text-box>
            <text:p><text:span text:style-name="T1">1940's</text:span></text:p>
          </draw:text-box>
        </draw:frame>
        <draw:frame draw:style-name="gr1" draw:text-style-name="P1" xml:id="id52" draw:id="id52" draw:layer="layout" svg:width="1.731cm" svg:height="0.645cm" svg:x="30.473cm" svg:y="13.283cm">
          <draw:text-box>
            <text:p><text:span text:style-name="T1">1950's</text:span></text:p>
          </draw:text-box>
        </draw:frame>
        <draw:frame draw:style-name="gr1" draw:text-style-name="P1" xml:id="id53" draw:id="id53" draw:layer="layout" svg:width="1.731cm" svg:height="0.645cm" svg:x="30.473cm" svg:y="14.083cm">
          <draw:text-box>
            <text:p><text:span text:style-name="T1">1960's</text:span></text:p>
          </draw:text-box>
        </draw:frame>
        <draw:frame draw:style-name="gr1" draw:text-style-name="P1" xml:id="id54" draw:id="id54" draw:layer="layout" svg:width="1.731cm" svg:height="0.645cm" svg:x="30.473cm" svg:y="14.883cm">
          <draw:text-box>
            <text:p><text:span text:style-name="T1">1970's</text:span></text:p>
          </draw:text-box>
        </draw:frame>
        <draw:frame draw:style-name="gr1" draw:text-style-name="P1" xml:id="id55" draw:id="id55" draw:layer="layout" svg:width="1.731cm" svg:height="0.645cm" svg:x="30.473cm" svg:y="15.683cm">
          <draw:text-box>
            <text:p><text:span text:style-name="T1">1980's</text:span></text:p>
          </draw:text-box>
        </draw:frame>
        <draw:frame draw:style-name="gr1" draw:text-style-name="P1" xml:id="id56" draw:id="id56" draw:layer="layout" svg:width="1.731cm" svg:height="0.645cm" svg:x="30.473cm" svg:y="16.483cm">
          <draw:text-box>
            <text:p><text:span text:style-name="T1">1990's</text:span></text:p>
          </draw:text-box>
        </draw:frame>
        <draw:connector draw:style-name="gr4" draw:text-style-name="P2" draw:layer="layout" svg:x1="28.104cm" svg:y1="1.905cm" svg:x2="28.675cm" svg:y2="2.471cm" draw:start-shape="id37" draw:start-glue-point="2" draw:end-shape="id38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7" draw:start-glue-point="2" draw:end-shape="id39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7" draw:start-glue-point="2" draw:end-shape="id40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7" draw:start-glue-point="2" draw:end-shape="id41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7" draw:start-glue-point="2" draw:end-shape="id42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7" draw:start-glue-point="2" draw:end-shape="id43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7" draw:start-glue-point="2" draw:end-shape="id44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7" draw:start-glue-point="2" draw:end-shape="id45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7" draw:start-glue-point="2" draw:end-shape="id46" draw:end-glue-point="3" svg:d="m28104 1905v6900h570" svg:viewBox="0 0 571 6901">
          <text:p/>
        </draw:connector>
        <draw:connector draw:style-name="gr4" draw:text-style-name="P2" draw:layer="layout" svg:x1="29.944cm" svg:y1="9.128cm" svg:x2="30.473cm" svg:y2="9.605cm" draw:start-shape="id46" draw:start-glue-point="2" draw:end-shape="id47" draw:end-glue-point="3" svg:d="m29944 9128v477h529" svg:viewBox="0 0 530 478">
          <text:p/>
        </draw:connector>
        <draw:connector draw:style-name="gr4" draw:text-style-name="P2" draw:layer="layout" svg:x1="29.944cm" svg:y1="9.128cm" svg:x2="30.473cm" svg:y2="10.405cm" draw:start-shape="id46" draw:start-glue-point="2" draw:end-shape="id48" draw:end-glue-point="3" svg:d="m29944 9128v1277h529" svg:viewBox="0 0 530 1278">
          <text:p/>
        </draw:connector>
        <draw:connector draw:style-name="gr4" draw:text-style-name="P2" draw:layer="layout" svg:x1="29.944cm" svg:y1="9.128cm" svg:x2="30.473cm" svg:y2="11.205cm" draw:start-shape="id46" draw:start-glue-point="2" draw:end-shape="id49" draw:end-glue-point="3" svg:d="m29944 9128v2077h529" svg:viewBox="0 0 530 2078">
          <text:p/>
        </draw:connector>
        <draw:connector draw:style-name="gr4" draw:text-style-name="P2" draw:layer="layout" svg:x1="29.944cm" svg:y1="9.128cm" svg:x2="30.473cm" svg:y2="12.005cm" draw:start-shape="id46" draw:start-glue-point="2" draw:end-shape="id50" draw:end-glue-point="3" svg:d="m29944 9128v2877h529" svg:viewBox="0 0 530 2878">
          <text:p/>
        </draw:connector>
        <draw:connector draw:style-name="gr4" draw:text-style-name="P2" draw:layer="layout" svg:x1="29.944cm" svg:y1="9.128cm" svg:x2="30.473cm" svg:y2="12.805cm" draw:start-shape="id46" draw:start-glue-point="2" draw:end-shape="id51" draw:end-glue-point="3" svg:d="m29944 9128v3677h529" svg:viewBox="0 0 530 3678">
          <text:p/>
        </draw:connector>
        <draw:connector draw:style-name="gr4" draw:text-style-name="P2" draw:layer="layout" svg:x1="29.944cm" svg:y1="9.128cm" svg:x2="30.473cm" svg:y2="13.605cm" draw:start-shape="id46" draw:start-glue-point="2" draw:end-shape="id52" draw:end-glue-point="3" svg:d="m29944 9128v4477h529" svg:viewBox="0 0 530 4478">
          <text:p/>
        </draw:connector>
        <draw:connector draw:style-name="gr4" draw:text-style-name="P2" draw:layer="layout" svg:x1="29.944cm" svg:y1="9.128cm" svg:x2="30.473cm" svg:y2="14.405cm" draw:start-shape="id46" draw:start-glue-point="2" draw:end-shape="id53" draw:end-glue-point="3" svg:d="m29944 9128v5277h529" svg:viewBox="0 0 530 5278">
          <text:p/>
        </draw:connector>
        <draw:connector draw:style-name="gr4" draw:text-style-name="P2" draw:layer="layout" svg:x1="29.944cm" svg:y1="9.128cm" svg:x2="30.473cm" svg:y2="15.205cm" draw:start-shape="id46" draw:start-glue-point="2" draw:end-shape="id54" draw:end-glue-point="3" svg:d="m29944 9128v6077h529" svg:viewBox="0 0 530 6078">
          <text:p/>
        </draw:connector>
        <draw:connector draw:style-name="gr4" draw:text-style-name="P2" draw:layer="layout" svg:x1="29.944cm" svg:y1="9.128cm" svg:x2="30.473cm" svg:y2="16.005cm" draw:start-shape="id46" draw:start-glue-point="2" draw:end-shape="id55" draw:end-glue-point="3" svg:d="m29944 9128v6877h529" svg:viewBox="0 0 530 6878">
          <text:p/>
        </draw:connector>
        <draw:connector draw:style-name="gr4" draw:text-style-name="P2" draw:layer="layout" svg:x1="29.944cm" svg:y1="9.128cm" svg:x2="30.473cm" svg:y2="16.805cm" draw:start-shape="id46" draw:start-glue-point="2" draw:end-shape="id56" draw:end-glue-point="3" svg:d="m29944 9128v7677h529" svg:viewBox="0 0 530 7678">
          <text:p/>
        </draw:connector>
        <draw:frame draw:style-name="gr1" draw:text-style-name="P1" draw:layer="layout" svg:width="2.541cm" svg:height="0.645cm" svg:x="1.142cm" svg:y="16.4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7.2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4 political</text:span></text:p>
          </draw:text-box>
        </draw:frame>
        <draw:frame draw:style-name="gr1" draw:text-style-name="P1" xml:id="id57" draw:id="id57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8" draw:id="id58" draw:layer="layout" svg:width="1.778cm" svg:height="0.645cm" svg:x="7.112cm" svg:y="10.168cm">
          <draw:text-box>
            <text:p><text:span text:style-name="T1">murder</text:span></text:p>
          </draw:text-box>
        </draw:frame>
        <draw:frame draw:style-name="gr1" draw:text-style-name="P1" xml:id="id59" draw:id="id59" draw:layer="layout" svg:width="1.778cm" svg:height="0.645cm" svg:x="7.111cm" svg:y="11.768cm">
          <draw:text-box>
            <text:p><text:span text:style-name="T1">stealing</text:span></text:p>
          </draw:text-box>
        </draw:frame>
        <draw:frame draw:style-name="gr1" draw:text-style-name="P1" xml:id="id60" draw:id="id60" draw:layer="layout" svg:width="1.778cm" svg:height="0.645cm" svg:x="8.636cm" svg:y="12.582cm">
          <draw:text-box>
            <text:p><text:span text:style-name="T1">burglary</text:span></text:p>
          </draw:text-box>
        </draw:frame>
        <draw:frame draw:style-name="gr1" draw:text-style-name="P1" xml:id="id61" draw:id="id61" draw:layer="layout" svg:width="1.778cm" svg:height="0.645cm" svg:x="8.636cm" svg:y="13.344cm">
          <draw:text-box>
            <text:p><text:span text:style-name="T1">robbery</text:span></text:p>
          </draw:text-box>
        </draw:frame>
        <draw:frame draw:style-name="gr1" draw:text-style-name="P1" xml:id="id78" draw:id="id78" draw:layer="layout" svg:width="2.794cm" svg:height="0.645cm" svg:x="9.952cm" svg:y="14.125cm">
          <draw:text-box>
            <text:p><text:span text:style-name="T1">bank-robbery</text:span></text:p>
          </draw:text-box>
        </draw:frame>
        <draw:connector draw:style-name="gr4" draw:text-style-name="P2" draw:layer="layout" svg:x1="6.477cm" svg:y1="10.014cm" svg:x2="7.112cm" svg:y2="10.49cm" draw:start-shape="id57" draw:start-glue-point="2" draw:end-shape="id58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7" draw:start-glue-point="2" draw:end-shape="id59" draw:end-glue-point="3" svg:d="m6477 10014v2076h634" svg:viewBox="0 0 635 2077">
          <text:p/>
        </draw:connector>
        <draw:connector draw:style-name="gr4" draw:text-style-name="P2" draw:layer="layout" svg:x1="8cm" svg:y1="12.413cm" svg:x2="8.636cm" svg:y2="12.904cm" draw:start-shape="id59" draw:start-glue-point="2" draw:end-shape="id60" draw:end-glue-point="3" svg:d="m8000 12413v491h636" svg:viewBox="0 0 637 492">
          <text:p/>
        </draw:connector>
        <draw:connector draw:style-name="gr4" draw:text-style-name="P2" draw:layer="layout" svg:x1="8cm" svg:y1="12.413cm" svg:x2="8.636cm" svg:y2="13.666cm" draw:start-shape="id59" draw:start-glue-point="2" draw:end-shape="id61" draw:end-glue-point="3" svg:d="m8000 12413v1253h636" svg:viewBox="0 0 637 1254">
          <text:p/>
        </draw:connector>
        <draw:frame draw:style-name="gr1" draw:text-style-name="P1" xml:id="id62" draw:id="id62" draw:layer="layout" svg:width="3.558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7" draw:start-glue-point="2" draw:end-shape="id62" draw:end-glue-point="3" svg:d="m6477 10014v5876h633" svg:viewBox="0 0 634 5877">
          <text:p/>
        </draw:connector>
        <draw:frame draw:style-name="gr1" draw:text-style-name="P1" xml:id="id63" draw:id="id63" draw:layer="layout" svg:width="2.54cm" svg:height="0.645cm" svg:x="7.112cm" svg:y="17.057cm">
          <draw:text-box>
            <text:p><text:span text:style-name="T1">drug-dealing</text:span></text:p>
          </draw:text-box>
        </draw:frame>
        <draw:connector draw:style-name="gr4" draw:text-style-name="P2" draw:layer="layout" svg:x1="6.477cm" svg:y1="10.014cm" svg:x2="7.112cm" svg:y2="17.379cm" draw:start-shape="id57" draw:start-glue-point="2" draw:end-shape="id63" draw:end-glue-point="3" svg:d="m6477 10014v7365h635" svg:viewBox="0 0 636 7366">
          <text:p/>
        </draw:connector>
        <draw:frame draw:style-name="gr1" draw:text-style-name="P1" xml:id="id64" draw:id="id64" draw:layer="layout" svg:width="1.524cm" svg:height="0.645cm" svg:x="7.112cm" svg:y="17.829cm">
          <draw:text-box>
            <text:p><text:span text:style-name="T1">gangs</text:span></text:p>
          </draw:text-box>
        </draw:frame>
        <draw:connector draw:style-name="gr4" draw:text-style-name="P2" draw:layer="layout" svg:x1="6.477cm" svg:y1="10.014cm" svg:x2="7.112cm" svg:y2="18.151cm" draw:start-shape="id57" draw:start-glue-point="2" draw:end-shape="id64" draw:end-glue-point="3" svg:d="m6477 10014v8137h635" svg:viewBox="0 0 636 8138">
          <text:p/>
        </draw:connector>
        <draw:frame draw:style-name="gr1" draw:text-style-name="P1" xml:id="id65" draw:id="id65" draw:layer="layout" svg:width="2.286cm" svg:height="0.645cm" svg:x="7.112cm" svg:y="18.581cm">
          <draw:text-box>
            <text:p><text:span text:style-name="T1">kidnapping</text:span></text:p>
          </draw:text-box>
        </draw:frame>
        <draw:frame draw:style-name="gr1" draw:text-style-name="P1" xml:id="id66" draw:id="id66" draw:layer="layout" svg:width="3.048cm" svg:height="0.645cm" svg:x="8.89cm" svg:y="19.343cm">
          <draw:text-box>
            <text:p><text:span text:style-name="T1">child-abduction</text:span></text:p>
          </draw:text-box>
        </draw:frame>
        <draw:frame draw:style-name="gr1" draw:text-style-name="P1" xml:id="id67" draw:id="id67" draw:layer="layout" svg:width="3.048cm" svg:height="0.645cm" svg:x="8.89cm" svg:y="20.115cm">
          <draw:text-box>
            <text:p><text:span text:style-name="T1">human-trafficing</text:span></text:p>
          </draw:text-box>
        </draw:frame>
        <draw:connector draw:style-name="gr4" draw:text-style-name="P2" draw:layer="layout" svg:x1="6.477cm" svg:y1="10.014cm" svg:x2="7.112cm" svg:y2="18.903cm" draw:start-shape="id57" draw:start-glue-point="2" draw:end-shape="id65" draw:end-glue-point="3" svg:d="m6477 10014v8889h635" svg:viewBox="0 0 636 8890">
          <text:p/>
        </draw:connector>
        <draw:connector draw:style-name="gr4" draw:text-style-name="P2" draw:layer="layout" svg:x1="8.255cm" svg:y1="19.226cm" svg:x2="8.89cm" svg:y2="19.665cm" draw:start-shape="id65" draw:start-glue-point="2" draw:end-shape="id66" draw:end-glue-point="3" svg:d="m8255 19226v439h635" svg:viewBox="0 0 636 440">
          <text:p/>
        </draw:connector>
        <draw:connector draw:style-name="gr4" draw:text-style-name="P2" draw:layer="layout" svg:x1="8.255cm" svg:y1="19.226cm" svg:x2="8.89cm" svg:y2="20.437cm" draw:start-shape="id65" draw:start-glue-point="2" draw:end-shape="id67" draw:end-glue-point="3" svg:d="m8255 19226v1211h635" svg:viewBox="0 0 636 1212">
          <text:p/>
        </draw:connector>
        <draw:frame draw:style-name="gr1" draw:text-style-name="P1" xml:id="id68" draw:id="id68" draw:layer="layout" svg:width="2.161cm" svg:height="0.645cm" svg:x="7.11cm" svg:y="20.868cm">
          <draw:text-box>
            <text:p><text:span text:style-name="T1">con-artist</text:span></text:p>
          </draw:text-box>
        </draw:frame>
        <draw:connector draw:style-name="gr4" draw:text-style-name="P2" draw:layer="layout" svg:x1="6.477cm" svg:y1="10.014cm" svg:x2="7.11cm" svg:y2="21.19cm" draw:start-shape="id57" draw:start-glue-point="2" draw:end-shape="id68" draw:end-glue-point="3" svg:d="m6477 10014v11176h633" svg:viewBox="0 0 634 11177">
          <text:p/>
        </draw:connector>
        <draw:frame draw:style-name="gr1" draw:text-style-name="P1" xml:id="id69" draw:id="id69" draw:layer="layout" svg:width="2.669cm" svg:height="0.645cm" svg:x="7.11cm" svg:y="21.668cm">
          <draw:text-box>
            <text:p><text:span text:style-name="T1">stolen-identity</text:span></text:p>
          </draw:text-box>
        </draw:frame>
        <draw:connector draw:style-name="gr4" draw:text-style-name="P2" draw:layer="layout" svg:x1="6.477cm" svg:y1="10.014cm" svg:x2="7.11cm" svg:y2="21.99cm" draw:start-shape="id57" draw:start-glue-point="2" draw:end-shape="id69" draw:end-glue-point="3" svg:d="m6477 10014v11976h633" svg:viewBox="0 0 634 11977">
          <text:p/>
        </draw:connector>
        <draw:frame draw:style-name="gr1" draw:text-style-name="P1" xml:id="id70" draw:id="id70" draw:layer="layout" svg:width="2.669cm" svg:height="0.645cm" svg:x="7.11cm" svg:y="22.468cm">
          <draw:text-box>
            <text:p><text:span text:style-name="T1">prostitution</text:span></text:p>
          </draw:text-box>
        </draw:frame>
        <draw:connector draw:style-name="gr4" draw:text-style-name="P2" draw:layer="layout" svg:x1="6.477cm" svg:y1="10.014cm" svg:x2="7.11cm" svg:y2="22.79cm" draw:start-shape="id57" draw:start-glue-point="2" draw:end-shape="id70" draw:end-glue-point="3" svg:d="m6477 10014v12776h633" svg:viewBox="0 0 634 12777">
          <text:p/>
        </draw:connector>
        <draw:frame draw:style-name="gr1" draw:text-style-name="P1" xml:id="id71" draw:id="id71" draw:layer="layout" svg:width="1.272cm" svg:height="0.645cm" svg:x="7.11cm" svg:y="23.268cm">
          <draw:text-box>
            <text:p><text:span text:style-name="T1">rape</text:span></text:p>
          </draw:text-box>
        </draw:frame>
        <draw:connector draw:style-name="gr4" draw:text-style-name="P2" draw:layer="layout" svg:x1="6.477cm" svg:y1="10.014cm" svg:x2="7.11cm" svg:y2="23.59cm" draw:start-shape="id57" draw:start-glue-point="2" draw:end-shape="id71" draw:end-glue-point="3" svg:d="m6477 10014v13576h633" svg:viewBox="0 0 634 13577">
          <text:p/>
        </draw:connector>
        <draw:frame draw:style-name="gr1" draw:text-style-name="P1" xml:id="id72" draw:id="id72" draw:layer="layout" svg:width="3.304cm" svg:height="0.645cm" svg:x="7.11cm" svg:y="24.068cm">
          <draw:text-box>
            <text:p><text:span text:style-name="T1">white-collar-crime</text:span></text:p>
          </draw:text-box>
        </draw:frame>
        <draw:connector draw:style-name="gr4" draw:text-style-name="P2" draw:layer="layout" svg:x1="6.477cm" svg:y1="10.014cm" svg:x2="7.11cm" svg:y2="24.39cm" draw:start-shape="id57" draw:start-glue-point="2" draw:end-shape="id72" draw:end-glue-point="3" svg:d="m6477 10014v14376h633" svg:viewBox="0 0 634 14377">
          <text:p/>
        </draw:connector>
        <draw:frame draw:style-name="gr1" draw:text-style-name="P1" xml:id="id73" draw:id="id73" draw:layer="layout" svg:width="3.558cm" svg:height="0.645cm" svg:x="7.11cm" svg:y="24.868cm">
          <draw:text-box>
            <text:p><text:span text:style-name="T1">domestic-violence</text:span></text:p>
          </draw:text-box>
        </draw:frame>
        <draw:connector draw:style-name="gr4" draw:text-style-name="P2" draw:layer="layout" svg:x1="6.477cm" svg:y1="10.014cm" svg:x2="7.11cm" svg:y2="25.19cm" draw:start-shape="id57" draw:start-glue-point="2" draw:end-shape="id73" draw:end-glue-point="3" svg:d="m6477 10014v15176h633" svg:viewBox="0 0 634 15177">
          <text:p/>
        </draw:connector>
        <draw:frame draw:style-name="gr1" draw:text-style-name="P1" xml:id="id74" draw:id="id74" draw:layer="layout" svg:width="2.16cm" svg:height="0.645cm" svg:x="8.635cm" svg:y="14.844cm">
          <draw:text-box>
            <text:p><text:span text:style-name="T1">auto-theft</text:span></text:p>
          </draw:text-box>
        </draw:frame>
        <draw:connector draw:style-name="gr4" draw:text-style-name="P2" draw:layer="layout" svg:x1="8cm" svg:y1="12.413cm" svg:x2="8.635cm" svg:y2="15.166cm" draw:start-shape="id59" draw:start-glue-point="2" draw:end-shape="id74" draw:end-glue-point="3" svg:d="m8000 12413v2753h635" svg:viewBox="0 0 636 2754">
          <text:p/>
        </draw:connector>
        <draw:frame draw:style-name="gr1" draw:text-style-name="P1" xml:id="id75" draw:id="id75" draw:layer="layout" svg:width="2.16cm" svg:height="0.645cm" svg:x="9.534cm" svg:y="16.344cm">
          <draw:text-box>
            <text:p><text:span text:style-name="T1">gangster</text:span></text:p>
          </draw:text-box>
        </draw:frame>
        <draw:connector draw:style-name="gr4" draw:text-style-name="P2" draw:layer="layout" svg:x1="8.889cm" svg:y1="16.213cm" svg:x2="9.534cm" svg:y2="16.666cm" draw:start-shape="id62" draw:start-glue-point="2" draw:end-shape="id75" draw:end-glue-point="3" svg:d="m8889 16213v453h645" svg:viewBox="0 0 646 454">
          <text:p/>
        </draw:connector>
        <draw:frame draw:style-name="gr1" draw:text-style-name="P1" xml:id="id100" draw:id="id100" draw:layer="layout" svg:width="2.033cm" svg:height="0.645cm" svg:x="12.6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8.8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19.6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0.4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1.2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2.8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3.6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5.211cm">
          <draw:text-box>
            <text:p><text:span text:style-name="T1">38 new-york-city</text:span></text:p>
          </draw:text-box>
        </draw:frame>
        <draw:frame draw:style-name="gr1" draw:text-style-name="P1" xml:id="id76" draw:id="id76" draw:layer="layout" svg:width="2.286cm" svg:height="0.645cm" svg:x="11.684cm" svg:y="6.213cm">
          <draw:text-box>
            <text:p><text:span text:style-name="T1">42 oregon</text:span></text:p>
          </draw:text-box>
        </draw:frame>
        <draw:frame draw:style-name="gr1" draw:text-style-name="P1" xml:id="id77" draw:id="id77" draw:layer="layout" svg:width="2.286cm" svg:height="0.645cm" svg:x="13.383cm" svg:y="7.013cm">
          <draw:text-box>
            <text:p><text:span text:style-name="T1">39 portland</text:span></text:p>
          </draw:text-box>
        </draw:frame>
        <draw:connector draw:style-name="gr4" draw:text-style-name="P2" draw:layer="layout" svg:x1="12.827cm" svg:y1="6.858cm" svg:x2="13.383cm" svg:y2="7.335cm" draw:start-shape="id76" draw:start-glue-point="2" draw:end-shape="id77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0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6.8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8.4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0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9 offensive</text:span></text:p>
          </draw:text-box>
        </draw:frame>
        <draw:frame draw:style-name="gr1" draw:text-style-name="P1" xml:id="id80" draw:id="id80" draw:layer="layout" svg:width="4.091cm" svg:height="0.645cm" svg:x="13.8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525cm" svg:y1="13.989cm" svg:x2="9.952cm" svg:y2="14.447cm" draw:start-shape="id61" draw:start-glue-point="2" draw:end-shape="id78" draw:end-glue-point="3" svg:d="m9525 13989v458h427" svg:viewBox="0 0 428 459">
          <text:p/>
        </draw:connector>
        <draw:frame draw:style-name="gr1" draw:text-style-name="P1" xml:id="id79" draw:id="id79" draw:layer="layout" svg:width="3.175cm" svg:height="0.645cm" svg:x="11.43cm" svg:y="8.636cm">
          <draw:text-box>
            <text:p><text:span text:style-name="T1">spiritual/religion</text:span></text:p>
          </draw:text-box>
        </draw:frame>
        <draw:frame draw:style-name="gr1" draw:text-style-name="P1" xml:id="id81" draw:id="id81" draw:layer="layout" svg:width="3.837cm" svg:height="0.645cm" svg:x="13.827cm" svg:y="10.188cm">
          <draw:text-box>
            <text:p><text:span text:style-name="T1">catholic/catholicism</text:span></text:p>
          </draw:text-box>
        </draw:frame>
        <draw:frame draw:style-name="gr1" draw:text-style-name="P1" xml:id="id82" draw:id="id82" draw:layer="layout" svg:width="1.932cm" svg:height="0.645cm" svg:x="13.827cm" svg:y="10.988cm">
          <draw:text-box>
            <text:p><text:span text:style-name="T1">mormon</text:span></text:p>
          </draw:text-box>
        </draw:frame>
        <draw:connector draw:style-name="gr4" draw:text-style-name="P2" draw:layer="layout" svg:x1="13.017cm" svg:y1="9.281cm" svg:x2="13.827cm" svg:y2="9.71cm" draw:start-shape="id79" draw:start-glue-point="2" draw:end-shape="id80" draw:end-glue-point="3" svg:d="m13017 9281v429h810" svg:viewBox="0 0 811 430">
          <text:p/>
        </draw:connector>
        <draw:connector draw:style-name="gr4" draw:text-style-name="P2" draw:layer="layout" svg:x1="13.017cm" svg:y1="9.281cm" svg:x2="13.827cm" svg:y2="10.51cm" draw:start-shape="id79" draw:start-glue-point="2" draw:end-shape="id81" draw:end-glue-point="3" svg:d="m13017 9281v1229h810" svg:viewBox="0 0 811 1230">
          <text:p/>
        </draw:connector>
        <draw:connector draw:style-name="gr4" draw:text-style-name="P2" draw:layer="layout" svg:x1="13.017cm" svg:y1="9.281cm" svg:x2="13.827cm" svg:y2="11.31cm" draw:start-shape="id79" draw:start-glue-point="2" draw:end-shape="id82" draw:end-glue-point="3" svg:d="m13017 9281v2029h810" svg:viewBox="0 0 811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3" draw:id="id83" draw:layer="layout" svg:width="2.991cm" svg:height="0.645cm" svg:x="14.916cm" svg:y="13.725cm">
          <draw:text-box>
            <text:p><text:span text:style-name="T1">natural-disaster</text:span></text:p>
          </draw:text-box>
        </draw:frame>
        <draw:frame draw:style-name="gr1" draw:text-style-name="P1" xml:id="id84" draw:id="id84" draw:layer="layout" svg:width="1.779cm" svg:height="0.645cm" svg:x="16.955cm" svg:y="14.497cm">
          <draw:text-box>
            <text:p><text:span text:style-name="T1">tornado</text:span></text:p>
          </draw:text-box>
        </draw:frame>
        <draw:frame draw:style-name="gr1" draw:text-style-name="P1" xml:id="id85" draw:id="id85" draw:layer="layout" svg:width="2.287cm" svg:height="0.645cm" svg:x="16.955cm" svg:y="15.297cm">
          <draw:text-box>
            <text:p><text:span text:style-name="T1">earthquake</text:span></text:p>
          </draw:text-box>
        </draw:frame>
        <draw:frame draw:style-name="gr1" draw:text-style-name="P1" xml:id="id86" draw:id="id86" draw:layer="layout" svg:width="1.779cm" svg:height="0.645cm" svg:x="16.955cm" svg:y="16.097cm">
          <draw:text-box>
            <text:p><text:span text:style-name="T1">valcano</text:span></text:p>
          </draw:text-box>
        </draw:frame>
        <draw:frame draw:style-name="gr1" draw:text-style-name="P1" xml:id="id87" draw:id="id87" draw:layer="layout" svg:width="1.779cm" svg:height="0.645cm" svg:x="16.955cm" svg:y="16.897cm">
          <draw:text-box>
            <text:p><text:span text:style-name="T1">tsunami</text:span></text:p>
          </draw:text-box>
        </draw:frame>
        <draw:connector draw:style-name="gr4" draw:text-style-name="P2" draw:layer="layout" svg:x1="16.411cm" svg:y1="14.37cm" svg:x2="16.955cm" svg:y2="14.819cm" draw:start-shape="id83" draw:start-glue-point="2" draw:end-shape="id84" draw:end-glue-point="3" svg:d="m16411 14370v449h544" svg:viewBox="0 0 545 450">
          <text:p/>
        </draw:connector>
        <draw:connector draw:style-name="gr4" draw:text-style-name="P2" draw:layer="layout" svg:x1="16.411cm" svg:y1="14.37cm" svg:x2="16.955cm" svg:y2="15.619cm" draw:start-shape="id83" draw:start-glue-point="2" draw:end-shape="id85" svg:d="m16411 14370v1249h544" svg:viewBox="0 0 545 1250">
          <text:p/>
        </draw:connector>
        <draw:connector draw:style-name="gr4" draw:text-style-name="P2" draw:layer="layout" svg:x1="16.411cm" svg:y1="14.37cm" svg:x2="16.955cm" svg:y2="16.419cm" draw:start-shape="id83" draw:start-glue-point="2" draw:end-shape="id86" draw:end-glue-point="3" svg:d="m16411 14370v2049h544" svg:viewBox="0 0 545 2050">
          <text:p/>
        </draw:connector>
        <draw:connector draw:style-name="gr4" draw:text-style-name="P2" draw:layer="layout" svg:x1="16.411cm" svg:y1="14.37cm" svg:x2="16.955cm" svg:y2="17.219cm" draw:start-shape="id83" draw:start-glue-point="2" draw:end-shape="id87" draw:end-glue-point="3" svg:d="m16411 14370v2849h544" svg:viewBox="0 0 545 2850">
          <text:p/>
        </draw:connector>
        <draw:frame draw:style-name="gr5" draw:text-style-name="P1" xml:id="id88" draw:id="id88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8" draw:start-glue-point="2" draw:end-shape="id83" draw:end-glue-point="3" svg:d="m14604 13572v475h312" svg:viewBox="0 0 313 476">
          <text:p/>
        </draw:connector>
        <draw:frame draw:style-name="gr6" draw:text-style-name="P1" xml:id="id89" draw:id="id89" draw:layer="layout" svg:width="2.567cm" svg:height="0.647cm" svg:x="15.159cm" svg:y="17.768cm">
          <draw:text-box>
            <text:p><text:span text:style-name="T1">plane-crash</text:span></text:p>
          </draw:text-box>
        </draw:frame>
        <draw:frame draw:style-name="gr6" draw:text-style-name="P1" xml:id="id90" draw:id="id90" draw:layer="layout" svg:width="2.567cm" svg:height="0.647cm" svg:x="15.159cm" svg:y="18.568cm">
          <draw:text-box>
            <text:p><text:span text:style-name="T1">sinking-ship</text:span></text:p>
          </draw:text-box>
        </draw:frame>
        <draw:connector draw:style-name="gr4" draw:text-style-name="P2" draw:layer="layout" svg:x1="14.604cm" svg:y1="13.572cm" svg:x2="15.159cm" svg:y2="18.091cm" draw:start-shape="id88" draw:start-glue-point="2" draw:end-shape="id89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8" draw:start-glue-point="2" draw:end-shape="id90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2" draw:id="id102" draw:layer="layout" svg:width="3.861cm" svg:height="1.039cm" svg:x="21.361cm" svg:y="14.227cm">
          <draw:text-box>
            <text:p><text:span text:style-name="T1">based-on-previously-written-material</text:span></text:p>
          </draw:text-box>
        </draw:frame>
        <draw:frame draw:style-name="gr1" draw:text-style-name="P1" xml:id="id103" draw:id="id103" draw:layer="layout" svg:width="3.345cm" svg:height="0.645cm" svg:x="23.855cm" svg:y="15.397cm">
          <draw:text-box>
            <text:p><text:span text:style-name="T1">58 based-on-book</text:span></text:p>
          </draw:text-box>
        </draw:frame>
        <draw:frame draw:style-name="gr1" draw:text-style-name="P1" xml:id="id104" draw:id="id104" draw:layer="layout" svg:width="4.361cm" svg:height="0.645cm" svg:x="23.855cm" svg:y="16.197cm">
          <draw:text-box>
            <text:p><text:span text:style-name="T1">59 based-on-short-story</text:span></text:p>
          </draw:text-box>
        </draw:frame>
        <draw:frame draw:style-name="gr1" draw:text-style-name="P1" xml:id="id105" draw:id="id105" draw:layer="layout" svg:width="3.218cm" svg:height="0.645cm" svg:x="23.855cm" svg:y="16.997cm">
          <draw:text-box>
            <text:p><text:span text:style-name="T1">60 based-on-play</text:span></text:p>
          </draw:text-box>
        </draw:frame>
        <draw:frame draw:style-name="gr1" draw:text-style-name="P1" xml:id="id107" draw:id="id107" draw:layer="layout" svg:width="3.345cm" svg:height="0.645cm" svg:x="23.855cm" svg:y="18.597cm">
          <draw:text-box>
            <text:p><text:span text:style-name="T1">based-on-musical</text:span></text:p>
          </draw:text-box>
        </draw:frame>
        <draw:frame draw:style-name="gr1" draw:text-style-name="P1" xml:id="id108" draw:id="id108" draw:layer="layout" svg:width="3.091cm" svg:height="0.645cm" svg:x="23.855cm" svg:y="19.397cm">
          <draw:text-box>
            <text:p><text:span text:style-name="T1">based-on-opera</text:span></text:p>
          </draw:text-box>
        </draw:frame>
        <draw:frame draw:style-name="gr1" draw:text-style-name="P1" xml:id="id109" draw:id="id109" draw:layer="layout" svg:width="4.869cm" svg:height="0.645cm" svg:x="23.855cm" svg:y="20.197cm">
          <draw:text-box>
            <text:p><text:span text:style-name="T1">64 based-on-comic-book(s)</text:span></text:p>
          </draw:text-box>
        </draw:frame>
        <draw:frame draw:style-name="gr1" draw:text-style-name="P1" xml:id="id110" draw:id="id110" draw:layer="layout" svg:width="4.488cm" svg:height="0.645cm" svg:x="23.855cm" svg:y="20.997cm">
          <draw:text-box>
            <text:p><text:span text:style-name="T1">81 based-on-video-game</text:span></text:p>
          </draw:text-box>
        </draw:frame>
        <draw:frame draw:style-name="gr1" draw:text-style-name="P1" xml:id="id106" draw:id="id106" draw:layer="layout" svg:width="4.267cm" svg:height="0.645cm" svg:x="25.854cm" svg:y="17.797cm">
          <draw:text-box>
            <text:p><text:span text:style-name="T1">based-on-shakespeare</text:span></text:p>
          </draw:text-box>
        </draw:frame>
        <draw:frame draw:style-name="gr1" draw:text-style-name="P1" xml:id="id111" draw:id="id111" draw:layer="layout" svg:width="2.965cm" svg:height="0.645cm" svg:x="23.854cm" svg:y="21.797cm">
          <draw:text-box>
            <text:p><text:span text:style-name="T1">based-on-poem</text:span></text:p>
          </draw:text-box>
        </draw:frame>
        <draw:frame draw:style-name="gr1" draw:text-style-name="P1" xml:id="id112" draw:id="id112" draw:layer="layout" svg:width="3.473cm" svg:height="0.645cm" svg:x="23.854cm" svg:y="22.597cm">
          <draw:text-box>
            <text:p><text:span text:style-name="T1">based-on-article(s)</text:span></text:p>
          </draw:text-box>
        </draw:frame>
        <draw:frame draw:style-name="gr1" draw:text-style-name="P1" xml:id="id113" draw:id="id113" draw:layer="layout" svg:width="2.965cm" svg:height="0.645cm" svg:x="23.854cm" svg:y="23.398cm">
          <draw:text-box>
            <text:p><text:span text:style-name="T1">based-on-song</text:span></text:p>
          </draw:text-box>
        </draw:frame>
        <draw:frame draw:style-name="gr1" draw:text-style-name="P1" xml:id="id114" draw:id="id114" draw:layer="layout" svg:width="3.981cm" svg:height="0.645cm" svg:x="23.854cm" svg:y="24.197cm">
          <draw:text-box>
            <text:p><text:span text:style-name="T1">based-on-radio-series</text:span></text:p>
          </draw:text-box>
        </draw:frame>
        <draw:frame draw:style-name="gr1" draw:text-style-name="P1" xml:id="id115" draw:id="id115" draw:layer="layout" svg:width="3.473cm" svg:height="0.645cm" svg:x="23.854cm" svg:y="24.997cm">
          <draw:text-box>
            <text:p><text:span text:style-name="T1">based-on-tv-show</text:span></text:p>
          </draw:text-box>
        </draw:frame>
        <draw:frame draw:style-name="gr8" draw:text-style-name="P1" xml:id="id116" draw:id="id116" draw:layer="layout" svg:width="4.997cm" svg:height="0.645cm" svg:x="23.854cm" svg:y="25.797cm">
          <draw:text-box>
            <text:p><text:span text:style-name="T1">based-on-stephen-king-work</text:span></text:p>
          </draw:text-box>
        </draw:frame>
        <draw:frame draw:style-name="gr1" draw:text-style-name="P1" xml:id="id91" draw:id="id91" draw:layer="layout" svg:width="1.694cm" svg:height="0.645cm" svg:x="30.224cm" svg:y="19.413cm">
          <draw:text-box>
            <text:p><text:span text:style-name="T1">art/arts</text:span></text:p>
          </draw:text-box>
        </draw:frame>
        <draw:frame draw:style-name="gr1" draw:text-style-name="P1" xml:id="id92" draw:id="id92" draw:layer="layout" svg:width="2.048cm" svg:height="0.645cm" svg:x="31.591cm" svg:y="20.202cm">
          <draw:text-box>
            <text:p><text:span text:style-name="T1">61 music</text:span></text:p>
          </draw:text-box>
        </draw:frame>
        <draw:frame draw:style-name="gr1" draw:text-style-name="P1" xml:id="id93" draw:id="id93" draw:layer="layout" svg:width="2.286cm" svg:height="0.645cm" svg:x="31.607cm" svg:y="20.947cm">
          <draw:text-box>
            <text:p><text:span text:style-name="T1">filmmaking</text:span></text:p>
          </draw:text-box>
        </draw:frame>
        <draw:frame draw:style-name="gr1" draw:text-style-name="P1" xml:id="id94" draw:id="id94" draw:layer="layout" svg:width="1.694cm" svg:height="0.645cm" svg:x="31.623cm" svg:y="21.713cm">
          <draw:text-box>
            <text:p><text:span text:style-name="T1">poetry</text:span></text:p>
          </draw:text-box>
        </draw:frame>
        <draw:frame draw:style-name="gr1" draw:text-style-name="P1" xml:id="id95" draw:id="id95" draw:layer="layout" svg:width="2.017cm" svg:height="0.645cm" svg:x="31.622cm" svg:y="22.513cm">
          <draw:text-box>
            <text:p><text:span text:style-name="T1">television</text:span></text:p>
          </draw:text-box>
        </draw:frame>
        <draw:frame draw:style-name="gr1" draw:text-style-name="P1" xml:id="id96" draw:id="id96" draw:layer="layout" svg:width="1.89cm" svg:height="0.645cm" svg:x="31.622cm" svg:y="23.313cm">
          <draw:text-box>
            <text:p><text:span text:style-name="T1">painting</text:span></text:p>
          </draw:text-box>
        </draw:frame>
        <draw:frame draw:style-name="gr1" draw:text-style-name="P1" xml:id="id97" draw:id="id97" draw:layer="layout" svg:width="2.525cm" svg:height="0.645cm" svg:x="31.622cm" svg:y="24.113cm">
          <draw:text-box>
            <text:p><text:span text:style-name="T1">photography</text:span></text:p>
          </draw:text-box>
        </draw:frame>
        <draw:frame draw:style-name="gr1" draw:text-style-name="P1" xml:id="id98" draw:id="id98" draw:layer="layout" svg:width="1.694cm" svg:height="0.645cm" svg:x="31.622cm" svg:y="24.913cm">
          <draw:text-box>
            <text:p><text:span text:style-name="T1">ballet</text:span></text:p>
          </draw:text-box>
        </draw:frame>
        <draw:frame draw:style-name="gr1" draw:text-style-name="P1" xml:id="id99" draw:id="id99" draw:layer="layout" svg:width="1.694cm" svg:height="0.645cm" svg:x="31.622cm" svg:y="25.713cm">
          <draw:text-box>
            <text:p><text:span text:style-name="T1">theater</text:span></text:p>
          </draw:text-box>
        </draw:frame>
        <draw:connector draw:style-name="gr4" draw:text-style-name="P2" draw:layer="layout" svg:x1="31.071cm" svg:y1="20.058cm" svg:x2="31.591cm" svg:y2="20.524cm" draw:start-shape="id91" draw:start-glue-point="2" draw:end-shape="id92" draw:end-glue-point="3" svg:d="m31071 20058v466h520" svg:viewBox="0 0 521 467">
          <text:p/>
        </draw:connector>
        <draw:connector draw:style-name="gr4" draw:text-style-name="P2" draw:layer="layout" svg:x1="31.071cm" svg:y1="20.058cm" svg:x2="31.607cm" svg:y2="21.269cm" draw:start-shape="id91" draw:start-glue-point="2" draw:end-shape="id93" draw:end-glue-point="3" svg:d="m31071 20058v1211h536" svg:viewBox="0 0 537 1212">
          <text:p/>
        </draw:connector>
        <draw:connector draw:style-name="gr4" draw:text-style-name="P2" draw:layer="layout" svg:x1="31.071cm" svg:y1="20.058cm" svg:x2="31.623cm" svg:y2="22.035cm" draw:start-shape="id91" draw:start-glue-point="2" draw:end-shape="id94" draw:end-glue-point="3" svg:d="m31071 20058v1977h552" svg:viewBox="0 0 553 1978">
          <text:p/>
        </draw:connector>
        <draw:connector draw:style-name="gr4" draw:text-style-name="P2" draw:layer="layout" svg:x1="31.071cm" svg:y1="20.058cm" svg:x2="31.622cm" svg:y2="22.835cm" draw:start-shape="id91" draw:start-glue-point="2" draw:end-shape="id95" draw:end-glue-point="3" svg:d="m31071 20058v2777h551" svg:viewBox="0 0 552 2778">
          <text:p/>
        </draw:connector>
        <draw:connector draw:style-name="gr4" draw:text-style-name="P2" draw:layer="layout" svg:x1="31.071cm" svg:y1="20.058cm" svg:x2="31.622cm" svg:y2="23.635cm" draw:start-shape="id91" draw:start-glue-point="2" draw:end-shape="id96" draw:end-glue-point="3" svg:d="m31071 20058v3577h551" svg:viewBox="0 0 552 3578">
          <text:p/>
        </draw:connector>
        <draw:connector draw:style-name="gr4" draw:text-style-name="P2" draw:layer="layout" svg:x1="31.071cm" svg:y1="20.058cm" svg:x2="31.622cm" svg:y2="24.435cm" draw:start-shape="id91" draw:start-glue-point="2" draw:end-shape="id97" draw:end-glue-point="3" svg:d="m31071 20058v4377h551" svg:viewBox="0 0 552 4378">
          <text:p/>
        </draw:connector>
        <draw:connector draw:style-name="gr4" draw:text-style-name="P2" draw:layer="layout" svg:x1="31.071cm" svg:y1="20.058cm" svg:x2="31.622cm" svg:y2="25.235cm" draw:start-shape="id91" draw:end-shape="id98" draw:end-glue-point="3" svg:d="m31071 20058v5177h551" svg:viewBox="0 0 552 5178">
          <text:p/>
        </draw:connector>
        <draw:connector draw:style-name="gr4" draw:text-style-name="P2" draw:layer="layout" svg:x1="31.071cm" svg:y1="20.058cm" svg:x2="31.622cm" svg:y2="26.035cm" draw:start-shape="id91" draw:start-glue-point="2" draw:end-shape="id99" draw:end-glue-point="3" svg:d="m31071 20058v5977h551" svg:viewBox="0 0 552 5978">
          <text:p/>
        </draw:connector>
        <draw:frame draw:style-name="gr1" draw:text-style-name="P1" xml:id="id123" draw:id="id123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4" draw:id="id124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1" draw:id="id101" draw:layer="layout" svg:width="2.54cm" svg:height="0.645cm" svg:x="14.0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3.681cm" svg:y1="21.336cm" svg:x2="14.062cm" svg:y2="21.775cm" draw:start-shape="id100" draw:start-glue-point="2" draw:end-shape="id101" draw:end-glue-point="3" svg:d="m13681 21336v439h381" svg:viewBox="0 0 382 440">
          <text:p/>
        </draw:connector>
        <draw:frame draw:style-name="gr1" draw:text-style-name="P1" draw:layer="layout" svg:width="1.909cm" svg:height="0.645cm" svg:x="1.139cm" svg:y="31.611cm">
          <draw:text-box>
            <text:p><text:span text:style-name="T1">68 silent</text:span></text:p>
          </draw:text-box>
        </draw:frame>
        <draw:connector draw:style-name="gr4" draw:text-style-name="P2" draw:layer="layout" svg:x1="23.291cm" svg:y1="15.266cm" svg:x2="23.855cm" svg:y2="15.719cm" draw:start-shape="id102" draw:start-glue-point="2" draw:end-shape="id103" draw:end-glue-point="3" svg:d="m23291 15266v453h564" svg:viewBox="0 0 565 454">
          <text:p/>
        </draw:connector>
        <draw:connector draw:style-name="gr4" draw:text-style-name="P2" draw:layer="layout" svg:x1="23.291cm" svg:y1="15.266cm" svg:x2="23.855cm" svg:y2="16.519cm" draw:start-shape="id102" draw:start-glue-point="2" draw:end-shape="id104" draw:end-glue-point="3" svg:d="m23291 15266v1253h564" svg:viewBox="0 0 565 1254">
          <text:p/>
        </draw:connector>
        <draw:connector draw:style-name="gr4" draw:text-style-name="P2" draw:layer="layout" svg:x1="23.291cm" svg:y1="15.266cm" svg:x2="23.855cm" svg:y2="17.319cm" draw:start-shape="id102" draw:start-glue-point="2" draw:end-shape="id105" draw:end-glue-point="3" svg:d="m23291 15266v2053h564" svg:viewBox="0 0 565 2054">
          <text:p/>
        </draw:connector>
        <draw:connector draw:style-name="gr4" draw:text-style-name="P2" draw:layer="layout" svg:x1="25.464cm" svg:y1="17.642cm" svg:x2="25.854cm" svg:y2="18.119cm" draw:start-shape="id105" draw:start-glue-point="2" draw:end-shape="id106" draw:end-glue-point="3" svg:d="m25464 17642v477h390" svg:viewBox="0 0 391 478">
          <text:p/>
        </draw:connector>
        <draw:connector draw:style-name="gr4" draw:text-style-name="P2" draw:layer="layout" svg:x1="23.291cm" svg:y1="15.266cm" svg:x2="23.855cm" svg:y2="18.919cm" draw:start-shape="id102" draw:end-shape="id107" draw:end-glue-point="3" svg:d="m23291 15266v3653h564" svg:viewBox="0 0 565 3654">
          <text:p/>
        </draw:connector>
        <draw:connector draw:style-name="gr4" draw:text-style-name="P2" draw:layer="layout" svg:x1="23.291cm" svg:y1="15.266cm" svg:x2="23.855cm" svg:y2="19.719cm" draw:start-shape="id102" draw:end-shape="id108" draw:end-glue-point="3" svg:d="m23291 15266v4453h564" svg:viewBox="0 0 565 4454">
          <text:p/>
        </draw:connector>
        <draw:connector draw:style-name="gr4" draw:text-style-name="P2" draw:layer="layout" svg:x1="23.291cm" svg:y1="15.266cm" svg:x2="23.855cm" svg:y2="20.519cm" draw:start-shape="id102" draw:start-glue-point="2" draw:end-shape="id109" draw:end-glue-point="3" svg:d="m23291 15266v5253h564" svg:viewBox="0 0 565 5254">
          <text:p/>
        </draw:connector>
        <draw:connector draw:style-name="gr4" draw:text-style-name="P2" draw:layer="layout" svg:x1="23.291cm" svg:y1="15.266cm" svg:x2="23.855cm" svg:y2="21.319cm" draw:start-shape="id102" draw:start-glue-point="2" draw:end-shape="id110" draw:end-glue-point="3" svg:d="m23291 15266v6053h564" svg:viewBox="0 0 565 6054">
          <text:p/>
        </draw:connector>
        <draw:connector draw:style-name="gr4" draw:text-style-name="P2" draw:layer="layout" svg:x1="23.291cm" svg:y1="15.266cm" svg:x2="23.854cm" svg:y2="22.119cm" draw:start-shape="id102" draw:end-shape="id111" draw:end-glue-point="3" svg:d="m23291 15266v6853h563" svg:viewBox="0 0 564 6854">
          <text:p/>
        </draw:connector>
        <draw:connector draw:style-name="gr4" draw:text-style-name="P2" draw:layer="layout" svg:x1="23.291cm" svg:y1="15.266cm" svg:x2="23.854cm" svg:y2="22.919cm" draw:start-shape="id102" draw:start-glue-point="2" draw:end-shape="id112" draw:end-glue-point="3" svg:d="m23291 15266v7653h563" svg:viewBox="0 0 564 7654">
          <text:p/>
        </draw:connector>
        <draw:connector draw:style-name="gr4" draw:text-style-name="P2" draw:layer="layout" svg:x1="23.291cm" svg:y1="15.266cm" svg:x2="23.854cm" svg:y2="23.72cm" draw:start-shape="id102" draw:start-glue-point="2" draw:end-shape="id113" draw:end-glue-point="3" svg:d="m23291 15266v8454h563" svg:viewBox="0 0 564 8455">
          <text:p/>
        </draw:connector>
        <draw:connector draw:style-name="gr4" draw:text-style-name="P2" draw:layer="layout" svg:x1="23.291cm" svg:y1="15.266cm" svg:x2="23.854cm" svg:y2="24.519cm" draw:start-shape="id102" draw:start-glue-point="2" draw:end-shape="id114" draw:end-glue-point="3" svg:d="m23291 15266v9253h563" svg:viewBox="0 0 564 9254">
          <text:p/>
        </draw:connector>
        <draw:connector draw:style-name="gr4" draw:text-style-name="P2" draw:layer="layout" svg:x1="23.291cm" svg:y1="15.266cm" svg:x2="23.854cm" svg:y2="25.319cm" draw:start-shape="id102" draw:start-glue-point="2" draw:end-shape="id115" draw:end-glue-point="3" svg:d="m23291 15266v10053h563" svg:viewBox="0 0 564 10054">
          <text:p/>
        </draw:connector>
        <draw:connector draw:style-name="gr4" draw:text-style-name="P2" draw:layer="layout" svg:x1="23.291cm" svg:y1="15.266cm" svg:x2="23.854cm" svg:y2="26.119cm" draw:start-shape="id102" draw:start-glue-point="2" draw:end-shape="id116" draw:end-glue-point="3" svg:d="m23291 15266v10853h563" svg:viewBox="0 0 564 10854">
          <text:p/>
        </draw:connector>
        <draw:frame draw:style-name="gr1" draw:text-style-name="P1" xml:id="id117" draw:id="id117" draw:layer="layout" svg:width="1.778cm" svg:height="0.645cm" svg:x="24.075cm" svg:y="12.103cm">
          <draw:text-box>
            <text:p><text:span text:style-name="T1">surfing</text:span></text:p>
          </draw:text-box>
        </draw:frame>
        <draw:connector draw:style-name="gr4" draw:text-style-name="P2" draw:layer="layout" svg:x1="23.504cm" svg:y1="1.905cm" svg:x2="24.075cm" svg:y2="12.425cm" draw:start-shape="id23" draw:start-glue-point="2" draw:end-shape="id117" draw:end-glue-point="3" svg:d="m23504 1905v10520h571" svg:viewBox="0 0 572 10521">
          <text:p/>
        </draw:connector>
        <draw:frame draw:style-name="gr1" draw:text-style-name="P1" xml:id="id118" draw:id="id118" draw:layer="layout" svg:width="2.796cm" svg:height="0.645cm" svg:x="24.074cm" svg:y="12.903cm">
          <draw:text-box>
            <text:p><text:span text:style-name="T1">skateboarding</text:span></text:p>
          </draw:text-box>
        </draw:frame>
        <draw:connector draw:style-name="gr4" draw:text-style-name="P2" draw:layer="layout" svg:x1="23.504cm" svg:y1="1.905cm" svg:x2="24.074cm" svg:y2="13.225cm" draw:start-shape="id23" draw:start-glue-point="2" draw:end-shape="id118" draw:end-glue-point="3" svg:d="m23504 1905v11320h570" svg:viewBox="0 0 571 11321">
          <text:p/>
        </draw:connector>
        <draw:frame draw:style-name="gr7" draw:text-style-name="P1" xml:id="id119" draw:id="id119" draw:layer="layout" svg:width="3.861cm" svg:height="0.662cm" svg:x="18.872cm" svg:y="13.435cm">
          <draw:text-box>
            <text:p><text:span text:style-name="T1">based-on-something</text:span></text:p>
          </draw:text-box>
        </draw:frame>
        <draw:connector draw:style-name="gr4" draw:text-style-name="P2" draw:layer="layout" svg:x1="20.802cm" svg:y1="14.097cm" svg:x2="21.361cm" svg:y2="14.746cm" draw:start-shape="id119" draw:start-glue-point="2" draw:end-shape="id102" draw:end-glue-point="3" svg:d="m20802 14097v649h559" svg:viewBox="0 0 560 650">
          <text:p/>
        </draw:connector>
        <draw:frame draw:style-name="gr7" draw:text-style-name="P1" xml:id="id120" draw:id="id120" draw:layer="layout" svg:width="4.039cm" svg:height="0.662cm" svg:x="21.361cm" svg:y="26.543cm">
          <draw:text-box>
            <text:p><text:span text:style-name="T1">based-on-a-true-story</text:span></text:p>
          </draw:text-box>
        </draw:frame>
        <draw:connector draw:style-name="gr4" draw:text-style-name="P2" draw:layer="layout" svg:x1="20.802cm" svg:y1="14.097cm" svg:x2="21.361cm" svg:y2="26.874cm" draw:start-shape="id119" draw:start-glue-point="2" draw:end-shape="id120" draw:end-glue-point="3" svg:d="m20802 14097v12777h559" svg:viewBox="0 0 560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1" draw:id="id121" draw:layer="layout" svg:width="1.143cm" svg:height="0.645cm" svg:x="6.858cm" svg:y="7.845cm">
          <draw:text-box>
            <text:p><text:span text:style-name="T1">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1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2" draw:id="id122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2" draw:start-glue-point="2" draw:end-shape="id123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2" draw:start-glue-point="2" draw:end-shape="id124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5" draw:id="id125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6" draw:id="id126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5" draw:start-glue-point="2" draw:end-shape="id126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1.95cm" svg:height="0.645cm" svg:x="14.306cm" svg:y="26.825cm">
          <draw:text-box>
            <text:p><text:span text:style-name="T1">terrorism</text:span></text:p>
          </draw:text-box>
        </draw:frame>
        <draw:frame draw:style-name="gr1" draw:text-style-name="P1" draw:layer="layout" svg:width="2.205cm" svg:height="0.645cm" svg:x="14.305cm" svg:y="27.625cm">
          <draw:text-box>
            <text:p><text:span text:style-name="T1">disturbing</text:span></text:p>
          </draw:text-box>
        </draw:frame>
        <draw:frame draw:style-name="gr1" draw:text-style-name="P1" xml:id="id127" draw:id="id127" draw:layer="layout" svg:width="2.1cm" svg:height="0.645cm" svg:x="32.525cm" svg:y="1.26cm">
          <draw:text-box>
            <text:p><text:span text:style-name="T1">addiction</text:span></text:p>
          </draw:text-box>
        </draw:frame>
        <draw:frame draw:style-name="gr1" draw:text-style-name="P1" xml:id="id128" draw:id="id128" draw:layer="layout" svg:width="2.813cm" svg:height="0.645cm" svg:x="34.225cm" svg:y="2.06cm">
          <draw:text-box>
            <text:p><text:span text:style-name="T1">drug-addiciton</text:span></text:p>
          </draw:text-box>
        </draw:frame>
        <draw:frame draw:style-name="gr1" draw:text-style-name="P1" xml:id="id129" draw:id="id129" draw:layer="layout" svg:width="3.194cm" svg:height="0.645cm" svg:x="34.225cm" svg:y="2.86cm">
          <draw:text-box>
            <text:p><text:span text:style-name="T1">alcohol-addiction</text:span></text:p>
          </draw:text-box>
        </draw:frame>
        <draw:connector draw:style-name="gr4" draw:text-style-name="P2" draw:layer="layout" svg:x1="33.575cm" svg:y1="1.905cm" svg:x2="34.225cm" svg:y2="2.382cm" draw:start-shape="id127" draw:start-glue-point="2" draw:end-shape="id128" draw:end-glue-point="3" svg:d="m33575 1905v477h650" svg:viewBox="0 0 651 478">
          <text:p/>
        </draw:connector>
        <draw:connector draw:style-name="gr4" draw:text-style-name="P2" draw:layer="layout" svg:x1="33.575cm" svg:y1="1.905cm" svg:x2="34.225cm" svg:y2="3.182cm" draw:start-shape="id127" draw:start-glue-point="2" draw:end-shape="id129" draw:end-glue-point="3" svg:d="m33575 1905v1277h650" svg:viewBox="0 0 651 1278">
          <text:p/>
        </draw:connector>
        <draw:frame draw:style-name="gr1" draw:text-style-name="P1" xml:id="id130" draw:id="id130" draw:layer="layout" svg:width="2.687cm" svg:height="0.645cm" svg:x="34.224cm" svg:y="3.66cm">
          <draw:text-box>
            <text:p><text:span text:style-name="T1">sex-addiction</text:span></text:p>
          </draw:text-box>
        </draw:frame>
        <draw:connector draw:style-name="gr4" draw:text-style-name="P2" draw:layer="layout" svg:x1="33.575cm" svg:y1="1.905cm" svg:x2="34.224cm" svg:y2="3.982cm" draw:start-shape="id127" draw:start-glue-point="2" draw:end-shape="id130" draw:end-glue-point="3" svg:d="m33575 1905v2077h649" svg:viewBox="0 0 650 2078">
          <text:p/>
        </draw:connector>
        <draw:frame draw:style-name="gr1" draw:text-style-name="P1" xml:id="id131" draw:id="id131" draw:layer="layout" svg:width="3.243cm" svg:height="0.645cm" svg:x="32.825cm" svg:y="5.26cm">
          <draw:text-box>
            <text:p><text:span text:style-name="T1">law-enforcement</text:span></text:p>
          </draw:text-box>
        </draw:frame>
        <draw:frame draw:style-name="gr1" draw:text-style-name="P1" xml:id="id132" draw:id="id132" draw:layer="layout" svg:width="1.37cm" svg:height="0.645cm" svg:x="34.825cm" svg:y="6.06cm">
          <draw:text-box>
            <text:p><text:span text:style-name="T1">cops</text:span></text:p>
          </draw:text-box>
        </draw:frame>
        <draw:frame draw:style-name="gr1" draw:text-style-name="P1" xml:id="id133" draw:id="id133" draw:layer="layout" svg:width="0.99cm" svg:height="0.645cm" svg:x="34.824cm" svg:y="6.86cm">
          <draw:text-box>
            <text:p><text:span text:style-name="T1">fbi</text:span></text:p>
          </draw:text-box>
        </draw:frame>
        <draw:connector draw:style-name="gr4" draw:text-style-name="P2" draw:layer="layout" svg:x1="34.446cm" svg:y1="5.905cm" svg:x2="34.825cm" svg:y2="6.382cm" draw:start-shape="id131" draw:start-glue-point="2" draw:end-shape="id132" draw:end-glue-point="3" svg:d="m34446 5905v477h379" svg:viewBox="0 0 380 478">
          <text:p/>
        </draw:connector>
        <draw:connector draw:style-name="gr4" draw:text-style-name="P2" draw:layer="layout" svg:x1="34.446cm" svg:y1="5.905cm" svg:x2="34.824cm" svg:y2="7.182cm" draw:start-shape="id131" draw:start-glue-point="2" draw:end-shape="id133" draw:end-glue-point="3" svg:d="m34446 5905v1277h378" svg:viewBox="0 0 379 1278">
          <text:p/>
        </draw:connector>
        <draw:frame draw:style-name="gr1" draw:text-style-name="P1" draw:layer="layout" svg:width="2.332cm" svg:height="0.645cm" svg:x="14.305cm" svg:y="28.425cm">
          <draw:text-box>
            <text:p><text:span text:style-name="T1">fire-fighting</text:span></text:p>
          </draw:text-box>
        </draw:frame>
        <draw:frame draw:style-name="gr1" draw:text-style-name="P1" xml:id="id134" draw:id="id134" draw:layer="layout" svg:width="3.751cm" svg:height="0.645cm" svg:x="32.825cm" svg:y="8.36cm">
          <draw:text-box>
            <text:p><text:span text:style-name="T1">government-agency</text:span></text:p>
          </draw:text-box>
        </draw:frame>
        <draw:frame draw:style-name="gr1" draw:text-style-name="P1" xml:id="id135" draw:id="id135" draw:layer="layout" svg:width="1.117cm" svg:height="0.645cm" svg:x="35.224cm" svg:y="9.16cm">
          <draw:text-box>
            <text:p><text:span text:style-name="T1">cia</text:span></text:p>
          </draw:text-box>
        </draw:frame>
        <draw:frame draw:style-name="gr1" draw:text-style-name="P1" xml:id="id137" draw:id="id137" draw:layer="layout" svg:width="2.768cm" svg:height="0.645cm" svg:x="35.205cm" svg:y="10.785cm">
          <draw:text-box>
            <text:p><text:span text:style-name="T1">secret-service</text:span></text:p>
          </draw:text-box>
        </draw:frame>
        <draw:frame draw:style-name="gr1" draw:text-style-name="P1" xml:id="id136" draw:id="id136" draw:layer="layout" svg:width="1.098cm" svg:height="0.645cm" svg:x="35.224cm" svg:y="9.96cm">
          <draw:text-box>
            <text:p><text:span text:style-name="T1">nsa</text:span></text:p>
          </draw:text-box>
        </draw:frame>
        <draw:connector draw:style-name="gr4" draw:text-style-name="P2" draw:layer="layout" svg:x1="34.7cm" svg:y1="9.005cm" svg:x2="35.224cm" svg:y2="9.482cm" draw:start-shape="id134" draw:start-glue-point="2" draw:end-shape="id135" draw:end-glue-point="3" svg:d="m34700 9005v477h524" svg:viewBox="0 0 525 478">
          <text:p/>
        </draw:connector>
        <draw:connector draw:style-name="gr4" draw:text-style-name="P2" draw:layer="layout" svg:x1="34.7cm" svg:y1="9.005cm" svg:x2="35.224cm" svg:y2="10.282cm" draw:start-shape="id134" draw:start-glue-point="2" draw:end-shape="id136" draw:end-glue-point="3" svg:d="m34700 9005v1277h524" svg:viewBox="0 0 525 1278">
          <text:p/>
        </draw:connector>
        <draw:connector draw:style-name="gr4" draw:text-style-name="P2" draw:layer="layout" svg:x1="34.7cm" svg:y1="9.005cm" svg:x2="35.205cm" svg:y2="11.107cm" draw:start-shape="id134" draw:start-glue-point="2" draw:end-shape="id137" draw:end-glue-point="3" svg:d="m34700 9005v2102h505" svg:viewBox="0 0 506 2103">
          <text:p/>
        </draw:connector>
        <draw:frame draw:style-name="gr1" draw:text-style-name="P1" draw:layer="layout" svg:width="1.952cm" svg:height="0.645cm" svg:x="14.304cm" svg:y="29.225cm">
          <draw:text-box>
            <text:p><text:span text:style-name="T1">genocide</text:span></text:p>
          </draw:text-box>
        </draw:frame>
        <draw:frame draw:style-name="gr1" draw:text-style-name="P1" draw:layer="layout" svg:width="1.191cm" svg:height="0.645cm" svg:x="14.303cm" svg:y="30.825cm">
          <draw:text-box>
            <text:p><text:span text:style-name="T1">gory</text:span></text:p>
          </draw:text-box>
        </draw:frame>
        <draw:frame draw:style-name="gr1" draw:text-style-name="P1" draw:layer="layout" svg:width="4.366cm" svg:height="0.645cm" svg:x="14.303cm" svg:y="31.625cm">
          <draw:text-box>
            <text:p><text:span text:style-name="T1">coming-of-age/childhood</text:span></text:p>
          </draw:text-box>
        </draw:frame>
        <draw:frame draw:style-name="gr1" draw:text-style-name="P1" draw:layer="layout" svg:width="2.688cm" svg:height="0.645cm" svg:x="17.505cm" svg:y="27.625cm">
          <draw:text-box>
            <text:p><text:span text:style-name="T1">peaceful/light</text:span></text:p>
          </draw:text-box>
        </draw:frame>
        <draw:frame draw:style-name="gr1" draw:text-style-name="P1" draw:layer="layout" svg:width="1.8cm" svg:height="0.645cm" svg:x="17.504cm" svg:y="28.425cm">
          <draw:text-box>
            <text:p><text:span text:style-name="T1">uplifting</text:span></text:p>
          </draw:text-box>
        </draw:frame>
        <draw:frame draw:style-name="gr1" draw:text-style-name="P1" xml:id="id138" draw:id="id138" draw:layer="layout" svg:width="3.116cm" svg:height="0.645cm" svg:x="32.825cm" svg:y="12.86cm">
          <draw:text-box>
            <text:p><text:span text:style-name="T1">cinematography</text:span></text:p>
          </draw:text-box>
        </draw:frame>
        <draw:frame draw:style-name="gr10" draw:text-style-name="P1" xml:id="id139" draw:id="id139" draw:layer="layout" svg:width="3.938cm" svg:height="0.645cm" svg:x="34.924cm" svg:y="13.66cm">
          <draw:text-box>
            <text:p><text:span text:style-name="T1">color-cinematography</text:span></text:p>
          </draw:text-box>
        </draw:frame>
        <draw:frame draw:style-name="gr1" draw:text-style-name="P1" xml:id="id140" draw:id="id140" draw:layer="layout" svg:width="5.59cm" svg:height="0.645cm" svg:x="34.923cm" svg:y="14.46cm">
          <draw:text-box>
            <text:p><text:span text:style-name="T1">black-and-white-cinematography</text:span></text:p>
          </draw:text-box>
        </draw:frame>
        <draw:connector draw:style-name="gr4" draw:text-style-name="P2" draw:layer="layout" svg:x1="34.383cm" svg:y1="13.505cm" svg:x2="34.924cm" svg:y2="13.982cm" draw:start-shape="id138" draw:start-glue-point="2" draw:end-shape="id139" draw:end-glue-point="3" svg:d="m34383 13505v477h541" svg:viewBox="0 0 542 478">
          <text:p/>
        </draw:connector>
        <draw:connector draw:style-name="gr4" draw:text-style-name="P2" draw:layer="layout" svg:x1="34.383cm" svg:y1="13.505cm" svg:x2="34.923cm" svg:y2="14.782cm" draw:start-shape="id138" draw:start-glue-point="2" draw:end-shape="id140" svg:d="m34383 13505v1277h540" svg:viewBox="0 0 541 1278">
          <text:p/>
        </draw:connector>
        <draw:frame draw:style-name="gr1" draw:text-style-name="P1" draw:layer="layout" svg:width="2.182cm" svg:height="0.645cm" svg:x="17.503cm" svg:y="29.225cm">
          <draw:text-box>
            <text:p><text:span text:style-name="T1">confusing</text:span></text:p>
          </draw:text-box>
        </draw:frame>
        <draw:frame draw:style-name="gr1" draw:text-style-name="P1" xml:id="id141" draw:id="id141" draw:layer="layout" svg:width="1.72cm" svg:height="0.645cm" svg:x="32.924cm" svg:y="15.36cm">
          <draw:text-box>
            <text:p><text:span text:style-name="T1">military</text:span></text:p>
          </draw:text-box>
        </draw:frame>
        <draw:frame draw:style-name="gr1" draw:text-style-name="P1" xml:id="id142" draw:id="id142" draw:layer="layout" svg:width="1.537cm" svg:height="0.645cm" svg:x="34.323cm" svg:y="16.06cm">
          <draw:text-box>
            <text:p><text:span text:style-name="T1">army</text:span></text:p>
          </draw:text-box>
        </draw:frame>
        <draw:frame draw:style-name="gr1" draw:text-style-name="P1" xml:id="id143" draw:id="id143" draw:layer="layout" svg:width="1.284cm" svg:height="0.645cm" svg:x="34.322cm" svg:y="16.76cm">
          <draw:text-box>
            <text:p><text:span text:style-name="T1">navy</text:span></text:p>
          </draw:text-box>
        </draw:frame>
        <draw:frame draw:style-name="gr1" draw:text-style-name="P1" xml:id="id144" draw:id="id144" draw:layer="layout" svg:width="1.792cm" svg:height="0.645cm" svg:x="34.322cm" svg:y="17.46cm">
          <draw:text-box>
            <text:p><text:span text:style-name="T1">air-force</text:span></text:p>
          </draw:text-box>
        </draw:frame>
        <draw:frame draw:style-name="gr1" draw:text-style-name="P1" xml:id="id145" draw:id="id145" draw:layer="layout" svg:width="1.792cm" svg:height="0.645cm" svg:x="34.321cm" svg:y="18.16cm">
          <draw:text-box>
            <text:p><text:span text:style-name="T1">marines</text:span></text:p>
          </draw:text-box>
        </draw:frame>
        <draw:frame draw:style-name="gr1" draw:text-style-name="P1" xml:id="id146" draw:id="id146" draw:layer="layout" svg:width="2.302cm" svg:height="0.645cm" svg:x="34.32cm" svg:y="18.86cm">
          <draw:text-box>
            <text:p><text:span text:style-name="T1">boot-camp</text:span></text:p>
          </draw:text-box>
        </draw:frame>
        <draw:connector draw:style-name="gr4" draw:text-style-name="P2" draw:layer="layout" svg:x1="33.784cm" svg:y1="16.005cm" svg:x2="34.323cm" svg:y2="16.382cm" draw:start-shape="id141" draw:start-glue-point="2" draw:end-shape="id142" draw:end-glue-point="3" svg:d="m33784 16005v377h539" svg:viewBox="0 0 540 378">
          <text:p/>
        </draw:connector>
        <draw:connector draw:style-name="gr4" draw:text-style-name="P2" draw:layer="layout" svg:x1="33.784cm" svg:y1="16.005cm" svg:x2="34.322cm" svg:y2="17.082cm" draw:start-shape="id141" draw:start-glue-point="2" draw:end-shape="id143" svg:d="m33784 16005v1077h538" svg:viewBox="0 0 539 1078">
          <text:p/>
        </draw:connector>
        <draw:connector draw:style-name="gr4" draw:text-style-name="P2" draw:layer="layout" svg:x1="33.784cm" svg:y1="16.005cm" svg:x2="34.322cm" svg:y2="17.782cm" draw:start-shape="id141" draw:start-glue-point="2" draw:end-shape="id144" draw:end-glue-point="3" svg:d="m33784 16005v1777h538" svg:viewBox="0 0 539 1778">
          <text:p/>
        </draw:connector>
        <draw:connector draw:style-name="gr4" draw:text-style-name="P2" draw:layer="layout" svg:x1="33.784cm" svg:y1="16.005cm" svg:x2="34.321cm" svg:y2="18.482cm" draw:start-shape="id141" draw:start-glue-point="2" draw:end-shape="id145" draw:end-glue-point="3" svg:d="m33784 16005v2477h537" svg:viewBox="0 0 538 2478">
          <text:p/>
        </draw:connector>
        <draw:connector draw:style-name="gr4" draw:text-style-name="P2" draw:layer="layout" svg:x1="33.784cm" svg:y1="16.005cm" svg:x2="34.32cm" svg:y2="19.182cm" draw:start-shape="id141" draw:start-glue-point="2" draw:end-shape="id146" draw:end-glue-point="3" svg:d="m33784 16005v3177h536" svg:viewBox="0 0 537 3178">
          <text:p/>
        </draw:connector>
        <draw:frame draw:style-name="gr1" draw:text-style-name="P1" xml:id="id147" draw:id="id147" draw:layer="layout" svg:width="1.72cm" svg:height="0.645cm" svg:x="34.925cm" svg:y="20.574cm">
          <draw:text-box>
            <text:p><text:span text:style-name="T1">nudity</text:span></text:p>
          </draw:text-box>
        </draw:frame>
        <draw:frame draw:style-name="gr1" draw:text-style-name="P1" xml:id="id148" draw:id="id148" draw:layer="layout" svg:width="2.665cm" svg:height="0.645cm" svg:x="36.324cm" svg:y="21.274cm">
          <draw:text-box>
            <text:p><text:span text:style-name="T1">female-nudity</text:span></text:p>
          </draw:text-box>
        </draw:frame>
        <draw:frame draw:style-name="gr1" draw:text-style-name="P1" xml:id="id149" draw:id="id149" draw:layer="layout" svg:width="2.666cm" svg:height="0.645cm" svg:x="36.323cm" svg:y="21.974cm">
          <draw:text-box>
            <text:p><text:span text:style-name="T1">male-nudity</text:span></text:p>
          </draw:text-box>
        </draw:frame>
        <draw:connector draw:style-name="gr4" draw:text-style-name="P2" draw:layer="layout" svg:x1="35.785cm" svg:y1="21.219cm" svg:x2="36.324cm" svg:y2="21.596cm" draw:start-shape="id147" draw:start-glue-point="2" draw:end-shape="id148" draw:end-glue-point="3" svg:d="m35785 21219v377h539" svg:viewBox="0 0 540 378">
          <text:p/>
        </draw:connector>
        <draw:connector draw:style-name="gr4" draw:text-style-name="P2" draw:layer="layout" svg:x1="35.785cm" svg:y1="21.219cm" svg:x2="36.323cm" svg:y2="22.296cm" draw:start-shape="id147" draw:start-glue-point="2" draw:end-shape="id149" svg:d="m35785 21219v1077h538" svg:viewBox="0 0 539 1078">
          <text:p/>
        </draw:connector>
        <draw:frame draw:style-name="gr1" draw:text-style-name="P1" draw:layer="layout" svg:width="2.182cm" svg:height="0.645cm" svg:x="17.502cm" svg:y="30.025cm">
          <draw:text-box>
            <text:p><text:span text:style-name="T1">puppets</text:span></text:p>
          </draw:text-box>
        </draw:frame>
        <draw:frame draw:style-name="gr1" draw:text-style-name="P1" xml:id="id150" draw:id="id150" draw:layer="layout" svg:width="2.184cm" svg:height="0.645cm" svg:x="8.611cm" svg:y="10.968cm">
          <draw:text-box>
            <text:p><text:span text:style-name="T1">serial-killer</text:span></text:p>
          </draw:text-box>
        </draw:frame>
        <draw:connector draw:style-name="gr4" draw:text-style-name="P2" draw:layer="layout" svg:x1="8.001cm" svg:y1="10.813cm" svg:x2="8.611cm" svg:y2="11.29cm" draw:start-shape="id58" draw:start-glue-point="2" draw:end-shape="id150" draw:end-glue-point="3" svg:d="m8001 10813v477h610" svg:viewBox="0 0 611 478">
          <text:p/>
        </draw:connector>
        <draw:frame draw:style-name="gr1" draw:text-style-name="P1" draw:layer="layout" svg:width="2.438cm" svg:height="0.645cm" svg:x="17.501cm" svg:y="30.825cm">
          <draw:text-box>
            <text:p><text:span text:style-name="T1">psychopath</text:span></text:p>
          </draw:text-box>
        </draw:frame>
        <draw:frame draw:style-name="gr1" draw:text-style-name="P1" draw:layer="layout" svg:width="2.002cm" svg:height="0.645cm" svg:x="20.604cm" svg:y="27.625cm">
          <draw:text-box>
            <text:p><text:span text:style-name="T1">detective</text:span></text:p>
          </draw:text-box>
        </draw:frame>
        <draw:frame draw:style-name="gr1" draw:text-style-name="P1" xml:id="id151" draw:id="id151" draw:layer="layout" svg:width="2.924cm" svg:height="0.645cm" svg:x="34.922cm" svg:y="23.674cm">
          <draw:text-box>
            <text:p><text:span text:style-name="T1">social-classes</text:span></text:p>
          </draw:text-box>
        </draw:frame>
        <draw:frame draw:style-name="gr1" draw:text-style-name="P1" xml:id="id152" draw:id="id152" draw:layer="layout" svg:width="2.449cm" svg:height="0.645cm" svg:x="36.921cm" svg:y="24.474cm">
          <draw:text-box>
            <text:p><text:span text:style-name="T1">upper-class</text:span></text:p>
          </draw:text-box>
        </draw:frame>
        <draw:frame draw:style-name="gr1" draw:text-style-name="P1" xml:id="id153" draw:id="id153" draw:layer="layout" svg:width="2.449cm" svg:height="0.645cm" svg:x="36.921cm" svg:y="25.274cm">
          <draw:text-box>
            <text:p><text:span text:style-name="T1">lower-class</text:span></text:p>
          </draw:text-box>
        </draw:frame>
        <draw:frame draw:style-name="gr1" draw:text-style-name="P1" xml:id="id154" draw:id="id154" draw:layer="layout" svg:width="2.703cm" svg:height="0.645cm" svg:x="36.921cm" svg:y="26.074cm">
          <draw:text-box>
            <text:p><text:span text:style-name="T1">rags-to-riches</text:span></text:p>
          </draw:text-box>
        </draw:frame>
        <draw:frame draw:style-name="gr1" draw:text-style-name="P1" xml:id="id155" draw:id="id155" draw:layer="layout" svg:width="2.703cm" svg:height="0.645cm" svg:x="36.921cm" svg:y="26.874cm">
          <draw:text-box>
            <text:p><text:span text:style-name="T1">riches-to-rags</text:span></text:p>
          </draw:text-box>
        </draw:frame>
        <draw:frame draw:style-name="gr1" draw:text-style-name="P1" xml:id="id156" draw:id="id156" draw:layer="layout" svg:width="2.703cm" svg:height="0.645cm" svg:x="36.921cm" svg:y="27.674cm">
          <draw:text-box>
            <text:p><text:span text:style-name="T1">class-conflict</text:span></text:p>
          </draw:text-box>
        </draw:frame>
        <draw:connector draw:style-name="gr4" draw:text-style-name="P2" draw:layer="layout" svg:x1="36.384cm" svg:y1="24.319cm" svg:x2="36.921cm" svg:y2="24.796cm" draw:start-shape="id151" draw:start-glue-point="2" draw:end-shape="id152" draw:end-glue-point="3" svg:d="m36384 24319v477h537" svg:viewBox="0 0 538 478">
          <text:p/>
        </draw:connector>
        <draw:connector draw:style-name="gr4" draw:text-style-name="P2" draw:layer="layout" svg:x1="36.384cm" svg:y1="24.319cm" svg:x2="36.921cm" svg:y2="25.596cm" draw:start-shape="id151" draw:start-glue-point="2" draw:end-shape="id153" draw:end-glue-point="3" svg:d="m36384 24319v1277h537" svg:viewBox="0 0 538 1278">
          <text:p/>
        </draw:connector>
        <draw:connector draw:style-name="gr4" draw:text-style-name="P2" draw:layer="layout" svg:x1="36.384cm" svg:y1="24.319cm" svg:x2="36.921cm" svg:y2="26.396cm" draw:start-shape="id151" draw:start-glue-point="2" draw:end-shape="id154" draw:end-glue-point="3" svg:d="m36384 24319v2077h537" svg:viewBox="0 0 538 2078">
          <text:p/>
        </draw:connector>
        <draw:connector draw:style-name="gr4" draw:text-style-name="P2" draw:layer="layout" svg:x1="36.384cm" svg:y1="24.319cm" svg:x2="36.921cm" svg:y2="27.196cm" draw:start-shape="id151" draw:start-glue-point="2" draw:end-shape="id155" draw:end-glue-point="3" svg:d="m36384 24319v2877h537" svg:viewBox="0 0 538 2878">
          <text:p/>
        </draw:connector>
        <draw:connector draw:style-name="gr4" draw:text-style-name="P2" draw:layer="layout" svg:x1="36.384cm" svg:y1="24.319cm" svg:x2="36.921cm" svg:y2="27.996cm" draw:start-shape="id151" draw:start-glue-point="2" draw:end-shape="id156" draw:end-glue-point="3" svg:d="m36384 24319v3677h537" svg:viewBox="0 0 538 3678">
          <text:p/>
        </draw:connector>
        <draw:frame draw:style-name="gr1" draw:text-style-name="P1" draw:layer="layout" svg:width="2.511cm" svg:height="0.645cm" svg:x="20.603cm" svg:y="28.425cm">
          <draw:text-box>
            <text:p><text:span text:style-name="T1">prospecting</text:span></text:p>
          </draw:text-box>
        </draw:frame>
        <draw:frame draw:style-name="gr1" draw:text-style-name="P1" draw:layer="layout" svg:width="2.638cm" svg:height="0.645cm" svg:x="20.603cm" svg:y="29.225cm">
          <draw:text-box>
            <text:p><text:span text:style-name="T1">avante-garde</text:span></text:p>
          </draw:text-box>
        </draw:frame>
        <draw:frame draw:style-name="gr1" draw:text-style-name="P1" draw:layer="layout" svg:width="1.877cm" svg:height="0.645cm" svg:x="20.602cm" svg:y="30.025cm">
          <draw:text-box>
            <text:p><text:span text:style-name="T1">zombies</text:span></text:p>
          </draw:text-box>
        </draw:frame>
        <draw:frame draw:style-name="gr1" draw:text-style-name="P1" draw:layer="layout" svg:width="2.004cm" svg:height="0.645cm" svg:x="20.602cm" svg:y="30.825cm">
          <draw:text-box>
            <text:p><text:span text:style-name="T1">vampires</text:span></text:p>
          </draw:text-box>
        </draw:frame>
        <draw:frame draw:style-name="gr1" draw:text-style-name="P1" draw:layer="layout" svg:width="2.767cm" svg:height="0.645cm" svg:x="20.601cm" svg:y="31.625cm">
          <draw:text-box>
            <text:p><text:span text:style-name="T1">homosexuality</text:span></text:p>
          </draw:text-box>
        </draw:frame>
        <draw:frame draw:style-name="gr1" draw:text-style-name="P1" draw:layer="layout" svg:width="2.002cm" svg:height="0.645cm" svg:x="23.903cm" svg:y="27.625cm">
          <draw:text-box>
            <text:p><text:span text:style-name="T1">samurai</text:span></text:p>
          </draw:text-box>
        </draw:frame>
        <draw:frame draw:style-name="gr1" draw:text-style-name="P1" draw:layer="layout" svg:width="3.657cm" svg:height="0.645cm" svg:x="23.902cm" svg:y="28.425cm">
          <draw:text-box>
            <text:p><text:span text:style-name="T1">excessive-swearing</text:span></text:p>
          </draw:text-box>
        </draw:frame>
        <draw:frame draw:style-name="gr1" draw:text-style-name="P1" draw:layer="layout" svg:width="2.006cm" svg:height="0.645cm" svg:x="23.902cm" svg:y="29.225cm">
          <draw:text-box>
            <text:p><text:span text:style-name="T1">marriage</text:span></text:p>
          </draw:text-box>
        </draw:frame>
        <draw:frame draw:style-name="gr1" draw:text-style-name="P1" draw:layer="layout" svg:width="1.499cm" svg:height="0.645cm" svg:x="23.901cm" svg:y="30.025cm">
          <draw:text-box>
            <text:p><text:span text:style-name="T1">family</text:span></text:p>
          </draw:text-box>
        </draw:frame>
        <draw:frame draw:style-name="gr1" draw:text-style-name="P1" draw:layer="layout" svg:width="2.769cm" svg:height="0.645cm" svg:x="23.901cm" svg:y="30.825cm">
          <draw:text-box>
            <text:p><text:span text:style-name="T1">stock-brokers</text:span></text:p>
          </draw:text-box>
        </draw:frame>
        <draw:frame draw:style-name="gr1" draw:text-style-name="P1" draw:layer="layout" svg:width="3.277cm" svg:height="0.645cm" svg:x="23.901cm" svg:y="31.625cm">
          <draw:text-box>
            <text:p><text:span text:style-name="T1">post-apocalypse</text:span></text:p>
          </draw:text-box>
        </draw:frame>
        <draw:frame draw:style-name="gr1" draw:text-style-name="P1" xml:id="id157" draw:id="id157" draw:layer="layout" svg:width="4.245cm" svg:height="0.645cm" svg:x="40.624cm" svg:y="2.16cm">
          <draw:text-box>
            <text:p><text:span text:style-name="T1">mental-illness/condition</text:span></text:p>
          </draw:text-box>
        </draw:frame>
        <draw:frame draw:style-name="gr1" draw:text-style-name="P1" xml:id="id158" draw:id="id158" draw:layer="layout" svg:width="2.184cm" svg:height="0.645cm" svg:x="43.261cm" svg:y="3.033cm">
          <draw:text-box>
            <text:p><text:span text:style-name="T1">psycopath</text:span></text:p>
          </draw:text-box>
        </draw:frame>
        <draw:frame draw:style-name="gr1" draw:text-style-name="P1" xml:id="id159" draw:id="id159" draw:layer="layout" svg:width="1.612cm" svg:height="0.645cm" svg:x="43.26cm" svg:y="3.833cm">
          <draw:text-box>
            <text:p><text:span text:style-name="T1">autism</text:span></text:p>
          </draw:text-box>
        </draw:frame>
        <draw:frame draw:style-name="gr1" draw:text-style-name="P1" xml:id="id160" draw:id="id160" draw:layer="layout" svg:width="5.423cm" svg:height="0.645cm" svg:x="43.259cm" svg:y="4.633cm">
          <draw:text-box>
            <text:p><text:span text:style-name="T1">obsessive-compulsive-disorder</text:span></text:p>
          </draw:text-box>
        </draw:frame>
        <draw:frame draw:style-name="gr1" draw:text-style-name="P1" xml:id="id161" draw:id="id161" draw:layer="layout" svg:width="1.867cm" svg:height="0.645cm" svg:x="43.259cm" svg:y="5.433cm">
          <draw:text-box>
            <text:p><text:span text:style-name="T1">insanity</text:span></text:p>
          </draw:text-box>
        </draw:frame>
        <draw:frame draw:style-name="gr1" draw:text-style-name="P1" xml:id="id162" draw:id="id162" draw:layer="layout" svg:width="2.248cm" svg:height="0.645cm" svg:x="43.259cm" svg:y="6.233cm">
          <draw:text-box>
            <text:p><text:span text:style-name="T1">depression</text:span></text:p>
          </draw:text-box>
        </draw:frame>
        <draw:frame draw:style-name="gr1" draw:text-style-name="P1" xml:id="id163" draw:id="id163" draw:layer="layout" svg:width="2.248cm" svg:height="0.645cm" svg:x="43.258cm" svg:y="7.033cm">
          <draw:text-box>
            <text:p><text:span text:style-name="T1">paranoia</text:span></text:p>
          </draw:text-box>
        </draw:frame>
        <draw:frame draw:style-name="gr1" draw:text-style-name="P1" xml:id="id164" draw:id="id164" draw:layer="layout" svg:width="2.248cm" svg:height="0.645cm" svg:x="43.257cm" svg:y="7.833cm">
          <draw:text-box>
            <text:p><text:span text:style-name="T1">suicide</text:span></text:p>
          </draw:text-box>
        </draw:frame>
        <draw:frame draw:style-name="gr1" draw:text-style-name="P1" xml:id="id165" draw:id="id165" draw:layer="layout" svg:width="2.759cm" svg:height="0.645cm" svg:x="43.256cm" svg:y="8.633cm">
          <draw:text-box>
            <text:p><text:span text:style-name="T1">schizophrenia</text:span></text:p>
          </draw:text-box>
        </draw:frame>
        <draw:connector draw:style-name="gr4" draw:text-style-name="P2" draw:layer="layout" svg:x1="42.746cm" svg:y1="2.805cm" svg:x2="43.261cm" svg:y2="3.355cm" draw:start-shape="id157" draw:start-glue-point="2" draw:end-shape="id158" draw:end-glue-point="3" svg:d="m42746 2805v550h515" svg:viewBox="0 0 516 551">
          <text:p/>
        </draw:connector>
        <draw:connector draw:style-name="gr4" draw:text-style-name="P2" draw:layer="layout" svg:x1="42.746cm" svg:y1="2.805cm" svg:x2="43.26cm" svg:y2="4.155cm" draw:start-shape="id157" draw:start-glue-point="2" draw:end-shape="id159" draw:end-glue-point="3" svg:d="m42746 2805v1350h514" svg:viewBox="0 0 515 1351">
          <text:p/>
        </draw:connector>
        <draw:connector draw:style-name="gr4" draw:text-style-name="P2" draw:layer="layout" svg:x1="42.746cm" svg:y1="2.805cm" svg:x2="43.259cm" svg:y2="4.955cm" draw:start-shape="id157" draw:start-glue-point="2" draw:end-shape="id160" draw:end-glue-point="3" svg:d="m42746 2805v2150h513" svg:viewBox="0 0 514 2151">
          <text:p/>
        </draw:connector>
        <draw:connector draw:style-name="gr4" draw:text-style-name="P2" draw:layer="layout" svg:x1="42.746cm" svg:y1="2.805cm" svg:x2="43.259cm" svg:y2="5.755cm" draw:start-shape="id157" draw:start-glue-point="2" draw:end-shape="id161" draw:end-glue-point="3" svg:d="m42746 2805v2950h513" svg:viewBox="0 0 514 2951">
          <text:p/>
        </draw:connector>
        <draw:connector draw:style-name="gr4" draw:text-style-name="P2" draw:layer="layout" svg:x1="42.746cm" svg:y1="2.805cm" svg:x2="43.259cm" svg:y2="6.555cm" draw:start-shape="id157" draw:start-glue-point="2" draw:end-shape="id162" draw:end-glue-point="3" svg:d="m42746 2805v3750h513" svg:viewBox="0 0 514 3751">
          <text:p/>
        </draw:connector>
        <draw:connector draw:style-name="gr4" draw:text-style-name="P2" draw:layer="layout" svg:x1="42.746cm" svg:y1="2.805cm" svg:x2="43.258cm" svg:y2="7.355cm" draw:start-shape="id157" draw:start-glue-point="2" draw:end-shape="id163" draw:end-glue-point="3" svg:d="m42746 2805v4550h512" svg:viewBox="0 0 513 4551">
          <text:p/>
        </draw:connector>
        <draw:connector draw:style-name="gr4" draw:text-style-name="P2" draw:layer="layout" svg:x1="42.746cm" svg:y1="2.805cm" svg:x2="43.257cm" svg:y2="8.155cm" draw:start-shape="id157" draw:start-glue-point="2" draw:end-shape="id164" draw:end-glue-point="3" svg:d="m42746 2805v5350h511" svg:viewBox="0 0 512 5351">
          <text:p/>
        </draw:connector>
        <draw:connector draw:style-name="gr4" draw:text-style-name="P2" draw:layer="layout" svg:x1="42.746cm" svg:y1="2.805cm" svg:x2="43.256cm" svg:y2="8.955cm" draw:start-shape="id157" draw:start-glue-point="2" draw:end-shape="id165" draw:end-glue-point="3" svg:d="m42746 2805v6150h510" svg:viewBox="0 0 511 6151">
          <text:p/>
        </draw:connector>
        <draw:frame draw:style-name="gr1" draw:text-style-name="P1" xml:id="id166" draw:id="id166" draw:layer="layout" svg:width="3.002cm" svg:height="0.645cm" svg:x="38.546cm" svg:y="1.363cm">
          <draw:text-box>
            <text:p><text:span text:style-name="T1">Illness/condition</text:span></text:p>
          </draw:text-box>
        </draw:frame>
        <draw:connector draw:style-name="gr4" draw:text-style-name="P2" draw:layer="layout" svg:x1="40.047cm" svg:y1="2.008cm" svg:x2="40.624cm" svg:y2="2.482cm" draw:start-shape="id166" draw:start-glue-point="2" draw:end-shape="id157" draw:end-glue-point="3" svg:d="m40047 2008v474h577" svg:viewBox="0 0 578 475">
          <text:p/>
        </draw:connector>
        <draw:frame draw:style-name="gr1" draw:text-style-name="P1" xml:id="id167" draw:id="id167" draw:layer="layout" svg:width="4.373cm" svg:height="0.645cm" svg:x="40.623cm" svg:y="12.66cm">
          <draw:text-box>
            <text:p><text:span text:style-name="T1">physical-illness/condition</text:span></text:p>
          </draw:text-box>
        </draw:frame>
        <draw:connector draw:style-name="gr4" draw:text-style-name="P2" draw:layer="layout" svg:x1="40.047cm" svg:y1="2.008cm" svg:x2="40.623cm" svg:y2="12.982cm" draw:start-shape="id166" draw:start-glue-point="2" draw:end-shape="id167" draw:end-glue-point="3" svg:d="m40047 2008v10974h576" svg:viewBox="0 0 577 10975">
          <text:p/>
        </draw:connector>
        <draw:frame draw:style-name="gr1" draw:text-style-name="P1" xml:id="id172" draw:id="id172" draw:layer="layout" svg:width="2.381cm" svg:height="0.645cm" svg:x="45.123cm" svg:y="10.253cm">
          <draw:text-box>
            <text:p><text:span text:style-name="T1">altzheimers</text:span></text:p>
          </draw:text-box>
        </draw:frame>
        <draw:frame draw:style-name="gr1" draw:text-style-name="P1" xml:id="id168" draw:id="id168" draw:layer="layout" svg:width="1.619cm" svg:height="0.645cm" svg:x="43.423cm" svg:y="13.46cm">
          <draw:text-box>
            <text:p><text:span text:style-name="T1">cancer</text:span></text:p>
          </draw:text-box>
        </draw:frame>
        <draw:frame draw:style-name="gr1" draw:text-style-name="P1" xml:id="id169" draw:id="id169" draw:layer="layout" svg:width="1.619cm" svg:height="0.645cm" svg:x="43.423cm" svg:y="14.26cm">
          <draw:text-box>
            <text:p><text:span text:style-name="T1">AIDS</text:span></text:p>
          </draw:text-box>
        </draw:frame>
        <draw:connector draw:style-name="gr4" draw:text-style-name="P2" draw:layer="layout" svg:x1="42.809cm" svg:y1="13.305cm" svg:x2="43.423cm" svg:y2="13.782cm" draw:start-shape="id167" draw:start-glue-point="2" draw:end-shape="id168" draw:end-glue-point="3" svg:d="m42809 13305v477h614" svg:viewBox="0 0 615 478">
          <text:p/>
        </draw:connector>
        <draw:connector draw:style-name="gr4" draw:text-style-name="P2" draw:layer="layout" svg:x1="42.809cm" svg:y1="13.305cm" svg:x2="43.423cm" svg:y2="14.582cm" draw:start-shape="id167" draw:start-glue-point="2" draw:end-shape="id169" draw:end-glue-point="3" svg:d="m42809 13305v1277h614" svg:viewBox="0 0 615 1278">
          <text:p/>
        </draw:connector>
        <draw:frame draw:style-name="gr1" draw:text-style-name="P1" xml:id="id170" draw:id="id170" draw:layer="layout" svg:width="2.762cm" svg:height="0.645cm" svg:x="43.423cm" svg:y="15.06cm">
          <draw:text-box>
            <text:p><text:span text:style-name="T1">siamese-twins</text:span></text:p>
          </draw:text-box>
        </draw:frame>
        <draw:connector draw:style-name="gr4" draw:text-style-name="P2" draw:layer="layout" svg:x1="42.809cm" svg:y1="13.305cm" svg:x2="43.423cm" svg:y2="15.382cm" draw:start-shape="id167" draw:start-glue-point="2" draw:end-shape="id170" draw:end-glue-point="3" svg:d="m42809 13305v2077h614" svg:viewBox="0 0 615 2078">
          <text:p/>
        </draw:connector>
        <draw:frame draw:style-name="gr1" draw:text-style-name="P1" xml:id="id171" draw:id="id171" draw:layer="layout" svg:width="2.759cm" svg:height="0.645cm" svg:x="43.256cm" svg:y="9.433cm">
          <draw:text-box>
            <text:p><text:span text:style-name="T1">memory-loss</text:span></text:p>
          </draw:text-box>
        </draw:frame>
        <draw:frame draw:style-name="gr1" draw:text-style-name="P1" xml:id="id173" draw:id="id173" draw:layer="layout" svg:width="1.905cm" svg:height="0.645cm" svg:x="45.123cm" svg:y="11.053cm">
          <draw:text-box>
            <text:p><text:span text:style-name="T1">amnesia</text:span></text:p>
          </draw:text-box>
        </draw:frame>
        <draw:connector draw:style-name="gr4" draw:text-style-name="P2" draw:layer="layout" svg:x1="42.746cm" svg:y1="2.805cm" svg:x2="43.256cm" svg:y2="9.755cm" draw:start-shape="id157" draw:start-glue-point="2" draw:end-shape="id171" draw:end-glue-point="3" svg:d="m42746 2805v6950h510" svg:viewBox="0 0 511 6951">
          <text:p/>
        </draw:connector>
        <draw:connector draw:style-name="gr4" draw:text-style-name="P2" draw:layer="layout" svg:x1="44.635cm" svg:y1="10.078cm" svg:x2="45.123cm" svg:y2="10.575cm" draw:start-shape="id171" draw:start-glue-point="2" draw:end-shape="id172" draw:end-glue-point="3" svg:d="m44635 10078v497h488" svg:viewBox="0 0 489 498">
          <text:p/>
        </draw:connector>
        <draw:connector draw:style-name="gr4" draw:text-style-name="P2" draw:layer="layout" svg:x1="44.635cm" svg:y1="10.078cm" svg:x2="45.123cm" svg:y2="11.375cm" draw:start-shape="id171" draw:start-glue-point="2" draw:end-shape="id173" draw:end-glue-point="3" svg:d="m44635 10078v1297h488" svg:viewBox="0 0 489 1298">
          <text:p/>
        </draw:connector>
        <draw:frame draw:style-name="gr1" draw:text-style-name="P1" xml:id="id174" draw:id="id174" draw:layer="layout" svg:width="3.86cm" svg:height="0.645cm" svg:x="43.422cm" svg:y="15.86cm">
          <draw:text-box>
            <text:p><text:span text:style-name="T1">amputation/amputee</text:span></text:p>
          </draw:text-box>
        </draw:frame>
        <draw:connector draw:style-name="gr4" draw:text-style-name="P2" draw:layer="layout" svg:x1="42.809cm" svg:y1="13.305cm" svg:x2="43.422cm" svg:y2="16.182cm" draw:start-shape="id167" draw:start-glue-point="2" draw:end-shape="id174" draw:end-glue-point="3" svg:d="m42809 13305v2877h613" svg:viewBox="0 0 614 2878">
          <text:p/>
        </draw:connector>
        <draw:frame draw:style-name="gr1" draw:text-style-name="P1" xml:id="id175" draw:id="id175" draw:layer="layout" svg:width="1.829cm" svg:height="0.645cm" svg:x="43.421cm" svg:y="16.66cm">
          <draw:text-box>
            <text:p><text:span text:style-name="T1">paralytic</text:span></text:p>
          </draw:text-box>
        </draw:frame>
        <draw:connector draw:style-name="gr4" draw:text-style-name="P2" draw:layer="layout" svg:x1="42.809cm" svg:y1="13.305cm" svg:x2="43.421cm" svg:y2="16.982cm" draw:start-shape="id167" draw:start-glue-point="2" draw:end-shape="id175" draw:end-glue-point="3" svg:d="m42809 13305v3677h612" svg:viewBox="0 0 613 3678">
          <text:p/>
        </draw:connector>
        <draw:frame draw:style-name="gr1" draw:text-style-name="P1" xml:id="id176" draw:id="id176" draw:layer="layout" svg:width="2.083cm" svg:height="0.645cm" svg:x="43.421cm" svg:y="17.46cm">
          <draw:text-box>
            <text:p><text:span text:style-name="T1">catatonia</text:span></text:p>
          </draw:text-box>
        </draw:frame>
        <draw:connector draw:style-name="gr4" draw:text-style-name="P2" draw:layer="layout" svg:x1="42.809cm" svg:y1="13.305cm" svg:x2="43.421cm" svg:y2="17.782cm" draw:start-shape="id167" draw:start-glue-point="2" draw:end-shape="id176" draw:end-glue-point="3" svg:d="m42809 13305v4477h612" svg:viewBox="0 0 613 4478">
          <text:p/>
        </draw:connector>
        <draw:frame draw:style-name="gr1" draw:text-style-name="P1" xml:id="id177" draw:id="id177" draw:layer="layout" svg:width="1.994cm" svg:height="0.645cm" svg:x="43.256cm" svg:y="11.833cm">
          <draw:text-box>
            <text:p><text:span text:style-name="T1">dementia</text:span></text:p>
          </draw:text-box>
        </draw:frame>
        <draw:connector draw:style-name="gr4" draw:text-style-name="P2" draw:layer="layout" svg:x1="42.746cm" svg:y1="2.805cm" svg:x2="43.256cm" svg:y2="12.155cm" draw:start-shape="id157" draw:start-glue-point="2" draw:end-shape="id177" draw:end-glue-point="3" svg:d="m42746 2805v9350h510" svg:viewBox="0 0 511 9351">
          <text:p/>
        </draw:connector>
        <draw:frame draw:style-name="gr1" draw:text-style-name="P1" xml:id="id178" draw:id="id178" draw:layer="layout" svg:width="1.921cm" svg:height="0.645cm" svg:x="37.746cm" svg:y="17.27cm">
          <draw:text-box>
            <text:p><text:span text:style-name="T1">survival</text:span></text:p>
          </draw:text-box>
        </draw:frame>
        <draw:frame draw:style-name="gr1" draw:text-style-name="P1" xml:id="id179" draw:id="id179" draw:layer="layout" svg:width="2.302cm" svg:height="0.645cm" svg:x="39.419cm" svg:y="18.06cm">
          <draw:text-box>
            <text:p><text:span text:style-name="T1">lost-at-sea</text:span></text:p>
          </draw:text-box>
        </draw:frame>
        <draw:connector draw:style-name="gr4" draw:text-style-name="P2" draw:layer="layout" svg:x1="38.706cm" svg:y1="17.915cm" svg:x2="39.419cm" svg:y2="18.382cm" draw:start-shape="id178" draw:start-glue-point="2" draw:end-shape="id179" draw:end-glue-point="3" svg:d="m38706 17915v467h713" svg:viewBox="0 0 714 468">
          <text:p/>
        </draw:connector>
        <draw:frame draw:style-name="gr1" draw:text-style-name="P1" draw:layer="layout" svg:width="1.616cm" svg:height="0.645cm" svg:x="28.102cm" svg:y="27.625cm">
          <draw:text-box>
            <text:p><text:span text:style-name="T1">at-sea</text:span></text:p>
          </draw:text-box>
        </draw:frame>
        <draw:frame draw:style-name="gr1" draw:text-style-name="P1" draw:layer="layout" svg:width="1.998cm" svg:height="0.645cm" svg:x="28.101cm" svg:y="28.425cm">
          <draw:text-box>
            <text:p><text:span text:style-name="T1">aviation</text:span></text:p>
          </draw:text-box>
        </draw:frame>
        <draw:frame draw:style-name="gr1" draw:text-style-name="P1" xml:id="id180" draw:id="id180" draw:layer="layout" svg:width="2.507cm" svg:height="0.645cm" svg:x="39.911cm" svg:y="20.574cm">
          <draw:text-box>
            <text:p><text:span text:style-name="T1">made-for-tv</text:span></text:p>
          </draw:text-box>
        </draw:frame>
        <draw:frame draw:style-name="gr1" draw:text-style-name="P1" xml:id="id181" draw:id="id181" draw:layer="layout" svg:width="2.177cm" svg:height="0.645cm" svg:x="41.611cm" svg:y="21.374cm">
          <draw:text-box>
            <text:p><text:span text:style-name="T1">miniseries</text:span></text:p>
          </draw:text-box>
        </draw:frame>
        <draw:connector draw:style-name="gr4" draw:text-style-name="P2" draw:layer="layout" svg:x1="41.164cm" svg:y1="21.219cm" svg:x2="41.611cm" svg:y2="21.696cm" draw:start-shape="id180" draw:start-glue-point="2" draw:end-shape="id181" draw:end-glue-point="3" svg:d="m41164 21219v477h447" svg:viewBox="0 0 448 478">
          <text:p/>
        </draw:connector>
        <draw:frame draw:style-name="gr1" draw:text-style-name="P1" draw:layer="layout" svg:width="1.491cm" svg:height="0.645cm" svg:x="28.1cm" svg:y="29.225cm">
          <draw:text-box>
            <text:p><text:span text:style-name="T1">amish</text:span></text:p>
          </draw:text-box>
        </draw:frame>
        <draw:frame draw:style-name="gr1" draw:text-style-name="P1" draw:layer="layout" svg:width="1.745cm" svg:height="0.645cm" svg:x="28.1cm" svg:y="30.025cm">
          <draw:text-box>
            <text:p><text:span text:style-name="T1">beatles</text:span></text:p>
          </draw:text-box>
        </draw:frame>
        <draw:frame draw:style-name="gr1" draw:text-style-name="P1" draw:layer="layout" svg:width="3.015cm" svg:height="0.645cm" svg:x="28.1cm" svg:y="30.825cm">
          <draw:text-box>
            <text:p><text:span text:style-name="T1">school-shooting</text:span></text:p>
          </draw:text-box>
        </draw:frame>
        <draw:frame draw:style-name="gr1" draw:text-style-name="P1" draw:layer="layout" svg:width="2.126cm" svg:height="0.645cm" svg:x="28.1cm" svg:y="31.625cm">
          <draw:text-box>
            <text:p><text:span text:style-name="T1">corruption</text:span></text:p>
          </draw:text-box>
        </draw:frame>
        <draw:frame draw:style-name="gr1" draw:text-style-name="P1" draw:layer="layout" svg:width="2.435cm" svg:height="0.645cm" svg:x="31.601cm" svg:y="27.625cm">
          <draw:text-box>
            <text:p><text:span text:style-name="T1">outer-space</text:span></text:p>
          </draw:text-box>
        </draw:frame>
        <draw:frame draw:style-name="gr1" draw:text-style-name="P1" draw:layer="layout" svg:width="1.8cm" svg:height="0.645cm" svg:x="31.601cm" svg:y="28.425cm">
          <draw:text-box>
            <text:p><text:span text:style-name="T1">adultery</text:span></text:p>
          </draw:text-box>
        </draw:frame>
        <draw:frame draw:style-name="gr1" draw:text-style-name="P1" draw:layer="layout" svg:width="1.8cm" svg:height="0.645cm" svg:x="31.6cm" svg:y="29.225cm">
          <draw:text-box>
            <text:p><text:span text:style-name="T1">slavery</text:span></text:p>
          </draw:text-box>
        </draw:frame>
        <draw:frame draw:style-name="gr1" draw:text-style-name="P1" draw:layer="layout" svg:width="2.437cm" svg:height="0.645cm" svg:x="31.599cm" svg:y="30.025cm">
          <draw:text-box>
            <text:p><text:span text:style-name="T1">james-bond</text:span></text:p>
          </draw:text-box>
        </draw:frame>
        <draw:frame draw:style-name="gr1" draw:text-style-name="P1" draw:layer="layout" svg:width="1.675cm" svg:height="0.645cm" svg:x="31.599cm" svg:y="30.825cm">
          <draw:text-box>
            <text:p><text:span text:style-name="T1">fashion</text:span></text:p>
          </draw:text-box>
        </draw:frame>
        <draw:frame draw:style-name="gr1" draw:text-style-name="P1" draw:layer="layout" svg:width="2.31cm" svg:height="0.645cm" svg:x="31.599cm" svg:y="31.625cm">
          <draw:text-box>
            <text:p><text:span text:style-name="T1">super-hero</text:span></text:p>
          </draw:text-box>
        </draw:frame>
        <draw:frame draw:style-name="gr1" draw:text-style-name="P1" draw:layer="layout" svg:width="1.523cm" svg:height="0.645cm" svg:x="34.799cm" svg:y="29.225cm">
          <draw:text-box>
            <text:p><text:span text:style-name="T1">scary</text:span></text:p>
          </draw:text-box>
        </draw:frame>
        <draw:frame draw:style-name="gr1" draw:text-style-name="P1" draw:layer="layout" svg:width="3.555cm" svg:height="0.645cm" svg:x="34.799cm" svg:y="30.025cm">
          <draw:text-box>
            <text:p><text:span text:style-name="T1">private-investigator</text:span></text:p>
          </draw:text-box>
        </draw:frame>
        <draw:frame draw:style-name="gr1" draw:text-style-name="P1" draw:layer="layout" svg:width="3.555cm" svg:height="0.645cm" svg:x="34.799cm" svg:y="30.825cm">
          <draw:text-box>
            <text:p><text:span text:style-name="T1">wrongfully-accused</text:span></text:p>
          </draw:text-box>
        </draw:frame>
        <draw:frame draw:style-name="gr1" draw:text-style-name="P1" draw:layer="layout" svg:width="1.904cm" svg:height="0.645cm" svg:x="34.799cm" svg:y="31.625cm">
          <draw:text-box>
            <text:p><text:span text:style-name="T1">cold-war</text:span></text:p>
          </draw:text-box>
        </draw:frame>
        <draw:frame draw:style-name="gr1" draw:text-style-name="P1" draw:layer="layout" svg:width="2.403cm" svg:height="0.645cm" svg:x="38.999cm" svg:y="29.225cm">
          <draw:text-box>
            <text:p><text:span text:style-name="T1">communism</text:span></text:p>
          </draw:text-box>
        </draw:frame>
        <draw:frame draw:style-name="gr1" draw:text-style-name="P1" draw:layer="layout" svg:width="1.641cm" svg:height="0.645cm" svg:x="38.999cm" svg:y="30.025cm">
          <draw:text-box>
            <text:p><text:span text:style-name="T1">racis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14T13:52:46</dc:date>
    <dc:creator>Tyler Hayes</dc:creator>
    <meta:editing-duration>PT2H54M17S</meta:editing-duration>
    <meta:editing-cycles>56</meta:editing-cycles>
    <meta:generator>LibreOffice/3.5$Linux_X86_64 LibreOffice_project/350m1$Build-2</meta:generator>
    <meta:document-statistic meta:object-count="431"/>
  </office:meta>
</office:document-meta>
</file>